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DF00000278B0F423E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2" style:family="table">
      <style:table-properties style:width="20.055cm" table:align="left"/>
    </style:style>
    <style:style style:name="Таблица2.A" style:family="table-column">
      <style:table-column-properties style:column-width="3.625cm"/>
    </style:style>
    <style:style style:name="Таблица2.B" style:family="table-column">
      <style:table-column-properties style:column-width="5.292cm"/>
    </style:style>
    <style:style style:name="Таблица2.C" style:family="table-column">
      <style:table-column-properties style:column-width="6.271cm"/>
    </style:style>
    <style:style style:name="Таблица2.D" style:family="table-column">
      <style:table-column-properties style:column-width="4.868cm"/>
    </style:style>
    <style:style style:name="Таблица2.A1" style:family="table-cell">
      <style:table-cell-properties style:vertical-align="middle" fo:padding="0.049cm" fo:border="none"/>
    </style:style>
    <style:style style:name="Таблица2.D1" style:family="table-cell">
      <style:table-cell-properties fo:padding="0.049cm" fo:border="none"/>
    </style:style>
    <style:style style:name="P1" style:family="paragraph" style:parent-style-name="Text_20_body">
      <style:paragraph-properties fo:margin-left="0cm" fo:margin-right="-0.053cm" fo:margin-top="0cm" fo:margin-bottom="0cm" fo:line-height="100%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" style:family="paragraph" style:parent-style-name="Text_20_body">
      <style:paragraph-properties fo:margin-left="0cm" fo:margin-right="-0.053cm" fo:margin-top="0cm" fo:margin-bottom="0cm" fo:line-height="100%" fo:orphans="2" fo:widows="2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3" style:family="paragraph" style:parent-style-name="Text_20_body">
      <style:paragraph-properties fo:margin-left="0cm" fo:margin-right="-0.053cm" fo:margin-top="0cm" fo:margin-bottom="0cm" fo:line-height="100%" fo:text-align="start" style:justify-single-word="false" fo:orphans="2" fo:widows="2" fo:text-indent="0cm" style:auto-text-indent="false"/>
    </style:style>
    <style:style style:name="P4" style:family="paragraph" style:parent-style-name="Text_20_body">
      <style:paragraph-properties fo:margin-left="0cm" fo:margin-right="-0.053cm" fo:margin-top="0cm" fo:margin-bottom="0cm" fo:line-height="100%" fo:orphans="2" fo:widows="2" fo:text-indent="0cm" style:auto-text-indent="false"/>
      <style:text-properties fo:font-variant="normal" fo:text-transform="none" fo:color="#000000" style:font-name="Times New Roman" fo:font-size="12pt" fo:letter-spacing="normal" fo:language="en" fo:country="US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Text_20_body">
      <style:paragraph-properties fo:margin-left="0cm" fo:margin-right="-0.053cm" fo:margin-top="0cm" fo:margin-bottom="0cm" fo:line-height="100%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language="en" fo:country="US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Text_20_body">
      <style:paragraph-properties fo:margin-left="0cm" fo:margin-right="-0.053cm" fo:margin-top="0cm" fo:margin-bottom="0cm" fo:line-height="100%" fo:orphans="2" fo:widows="2" fo:text-indent="0cm" style:auto-text-indent="false"/>
      <style:text-properties fo:font-variant="normal" fo:text-transform="none" fo:color="#000000" style:font-name="Times New Roman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Text_20_body">
      <style:paragraph-properties fo:margin-left="0cm" fo:margin-right="-0.053cm" fo:margin-top="0cm" fo:margin-bottom="0cm" fo:line-height="100%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Text_20_body">
      <style:paragraph-properties fo:margin-left="0cm" fo:margin-right="-0.053cm" fo:margin-top="0cm" fo:margin-bottom="0cm" fo:line-height="100%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language="ru" fo:country="RU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Text_20_body">
      <style:paragraph-properties fo:margin-left="0cm" fo:margin-right="-0.053cm" fo:margin-top="0cm" fo:margin-bottom="0cm" fo:line-height="100%" fo:orphans="2" fo:widows="2" fo:text-indent="0cm" style:auto-text-indent="false"/>
      <style:text-properties fo:font-variant="normal" fo:text-transform="none" fo:color="#000000" style:font-name="Times New Roman" fo:font-size="12pt" fo:letter-spacing="normal" fo:language="ru" fo:country="RU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Text_20_body">
      <style:paragraph-properties fo:margin-left="0cm" fo:margin-right="-0.053cm" fo:margin-top="0cm" fo:margin-bottom="0cm" fo:line-height="100%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language="ru" fo:country="RU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1" style:family="paragraph" style:parent-style-name="Text_20_body">
      <style:paragraph-properties fo:margin-left="0cm" fo:margin-right="-0.053cm" fo:margin-top="0cm" fo:margin-bottom="0cm" fo:line-height="100%" fo:orphans="2" fo:widows="2" fo:text-indent="0cm" style:auto-text-indent="false"/>
      <style:text-properties fo:font-variant="normal" fo:text-transform="none" fo:color="#3333ff" style:font-name="Times New Roman" fo:font-size="18pt" fo:letter-spacing="normal" fo:language="ru" fo:country="RU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P12" style:family="paragraph" style:parent-style-name="Text_20_body">
      <style:paragraph-properties fo:margin-left="0cm" fo:margin-right="-0.053cm" fo:margin-top="0cm" fo:margin-bottom="0cm" fo:line-height="100%" fo:orphans="2" fo:widows="2" fo:text-indent="0cm" style:auto-text-indent="false"/>
      <style:text-properties fo:font-variant="normal" fo:text-transform="none" fo:color="#3333ff" style:font-name="Times New Roman" fo:font-size="18pt" fo:letter-spacing="normal" fo:language="en" fo:country="US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P13" style:family="paragraph" style:parent-style-name="Text_20_body">
      <style:paragraph-properties fo:margin-left="0cm" fo:margin-right="-0.053cm" fo:margin-top="0cm" fo:margin-bottom="0cm" fo:line-height="100%" fo:orphans="2" fo:widows="2" fo:text-indent="0cm" style:auto-text-indent="false"/>
      <style:text-properties fo:font-variant="normal" fo:text-transform="none" fo:color="#3333ff" style:font-name="Times New Roman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Text_20_body">
      <style:paragraph-properties fo:margin-left="0cm" fo:margin-right="-0.053cm" fo:margin-top="0cm" fo:margin-bottom="0cm" fo:line-height="100%" fo:orphans="2" fo:widows="2" fo:text-indent="0cm" style:auto-text-indent="false"/>
      <style:text-properties fo:font-variant="normal" fo:text-transform="none" fo:color="#3333ff" style:font-name="Times New Roman" fo:font-size="12pt" fo:letter-spacing="normal" fo:language="en" fo:country="US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P15" style:family="paragraph" style:parent-style-name="Standard">
      <style:paragraph-properties fo:margin-left="0cm" fo:margin-right="-0.053cm" fo:margin-top="0cm" fo:margin-bottom="0cm" fo:line-height="100%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language="ru" fo:country="RU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-0.053cm" fo:margin-top="0cm" fo:margin-bottom="0cm" fo:line-height="100%" fo:text-align="start" style:justify-single-word="false" fo:orphans="2" fo:widows="2" fo:text-indent="0cm" style:auto-text-indent="false"/>
      <style:text-properties fo:font-variant="normal" fo:text-transform="none" fo:color="#0000ff" style:font-name="Times New Roman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-0.053cm" fo:margin-top="0cm" fo:margin-bottom="0cm" fo:line-height="100%" fo:text-align="center" style:justify-single-word="false" fo:orphans="2" fo:widows="2" fo:text-indent="0cm" style:auto-text-indent="false"/>
      <style:text-properties fo:font-variant="normal" fo:text-transform="none" fo:color="#0000ff" style:font-name="Times New Roman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margin-left="0cm" fo:margin-right="-0.053cm" fo:margin-top="0cm" fo:margin-bottom="0cm" fo:line-height="100%" fo:text-align="start" style:justify-single-word="false" fo:orphans="2" fo:widows="2" fo:text-indent="0cm" style:auto-text-indent="false"/>
      <style:text-properties fo:font-variant="normal" fo:text-transform="none" fo:color="#0000ff" style:font-name="Times New Roman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style:paragraph-properties fo:margin-left="0cm" fo:margin-right="-0.053cm" fo:margin-top="0cm" fo:margin-bottom="0cm" fo:line-height="100%" fo:text-align="start" style:justify-single-word="false" fo:orphans="2" fo:widows="2" fo:text-indent="0cm" style:auto-text-indent="false"/>
      <style:text-properties fo:font-variant="normal" fo:text-transform="none" fo:color="#0000ff" style:font-name="Times New Roman" fo:font-size="12pt" fo:letter-spacing="normal" fo:language="ru" fo:country="RU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margin-left="0cm" fo:margin-right="-0.053cm" fo:margin-top="0cm" fo:margin-bottom="0cm" fo:line-height="100%" fo:text-align="center" style:justify-single-word="false" fo:orphans="2" fo:widows="2" fo:text-indent="0cm" style:auto-text-indent="false"/>
      <style:text-properties fo:font-variant="normal" fo:text-transform="none" fo:color="#0000ff" style:font-name="Times New Roman" fo:font-size="18pt" fo:letter-spacing="normal" fo:language="ru" fo:country="RU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21" style:family="paragraph" style:parent-style-name="Standard">
      <style:paragraph-properties fo:margin-left="0cm" fo:margin-right="-0.053cm" fo:margin-top="0cm" fo:margin-bottom="0cm" fo:line-height="100%" fo:text-align="center" style:justify-single-word="false" fo:orphans="2" fo:widows="2" fo:text-indent="0cm" style:auto-text-indent="false"/>
      <style:text-properties fo:font-variant="normal" fo:text-transform="none" fo:color="#3333ff" style:font-name="Times New Roman" fo:font-size="18pt" fo:letter-spacing="normal" fo:language="ru" fo:country="RU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22" style:family="paragraph" style:parent-style-name="Standard">
      <style:paragraph-properties fo:margin-left="0cm" fo:margin-right="-0.053cm" fo:margin-top="0cm" fo:margin-bottom="0cm" fo:line-height="100%" fo:text-align="start" style:justify-single-word="false" fo:orphans="2" fo:widows="2" fo:text-indent="0cm" style:auto-text-indent="false"/>
      <style:text-properties fo:font-variant="normal" fo:text-transform="none" fo:color="#3333ff" style:font-name="Times New Roman" fo:font-size="12pt" fo:letter-spacing="normal" fo:language="ru" fo:country="RU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margin-left="0cm" fo:margin-right="-0.053cm" fo:margin-top="0cm" fo:margin-bottom="0cm" fo:line-height="100%" fo:text-align="start" style:justify-single-word="false" fo:orphans="2" fo:widows="2" fo:text-indent="0cm" style:auto-text-indent="false"/>
      <style:text-properties fo:font-variant="normal" fo:text-transform="none" fo:color="#3333ff" style:font-name="Times New Roman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Preformatted_20_Text">
      <style:paragraph-properties fo:margin-left="0cm" fo:margin-right="-0.053cm" fo:margin-top="0cm" fo:margin-bottom="0cm" fo:line-height="100%" fo:text-indent="0cm" style:auto-text-indent="false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25" style:family="paragraph" style:parent-style-name="Preformatted_20_Text">
      <style:paragraph-properties fo:margin-left="0cm" fo:margin-right="-0.053cm" fo:margin-top="0cm" fo:margin-bottom="0cm" fo:line-height="100%" fo:text-indent="0cm" style:auto-text-indent="false"/>
      <style:text-properties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26" style:family="paragraph" style:parent-style-name="Preformatted_20_Text">
      <style:paragraph-properties fo:margin-left="0cm" fo:margin-right="-0.053cm" fo:margin-top="0cm" fo:margin-bottom="0cm" fo:line-height="100%" fo:text-indent="0cm" style:auto-text-indent="false"/>
      <style:text-properties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7" style:family="paragraph" style:parent-style-name="Preformatted_20_Text">
      <style:paragraph-properties fo:margin-left="0cm" fo:margin-right="-0.053cm" fo:margin-top="0cm" fo:margin-bottom="0cm" fo:line-height="100%" fo:text-indent="0cm" style:auto-text-indent="false"/>
      <style:text-properties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Preformatted_20_Text">
      <style:paragraph-properties fo:margin-left="0cm" fo:margin-right="-0.053cm" fo:margin-top="0cm" fo:margin-bottom="0cm" fo:line-height="100%" fo:text-indent="0cm" style:auto-text-indent="false"/>
      <style:text-properties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9" style:family="paragraph" style:parent-style-name="Preformatted_20_Text">
      <style:paragraph-properties fo:margin-left="0cm" fo:margin-right="-0.053cm" fo:margin-top="0cm" fo:margin-bottom="0cm" fo:line-height="100%" fo:text-indent="0cm" style:auto-text-indent="false"/>
      <style:text-properties fo:color="#000000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30" style:family="paragraph" style:parent-style-name="Preformatted_20_Text">
      <style:paragraph-properties fo:margin-left="0cm" fo:margin-right="-0.053cm" fo:margin-top="0cm" fo:margin-bottom="0cm" fo:line-height="100%" fo:text-indent="0cm" style:auto-text-indent="false"/>
      <style:text-properties fo:color="#000000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31" style:family="paragraph" style:parent-style-name="Preformatted_20_Text">
      <style:paragraph-properties fo:margin-left="0cm" fo:margin-right="-0.053cm" fo:margin-top="0cm" fo:margin-bottom="0cm" fo:line-height="100%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32" style:family="paragraph" style:parent-style-name="Preformatted_20_Text">
      <style:paragraph-properties fo:margin-left="0cm" fo:margin-right="-0.053cm" fo:margin-top="0cm" fo:margin-bottom="0cm" fo:line-height="100%" fo:text-indent="0cm" style:auto-text-indent="false"/>
      <style:text-properties fo:color="#000000" style:font-name="Times New Roman"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3" style:family="paragraph" style:parent-style-name="Preformatted_20_Text">
      <style:paragraph-properties fo:margin-left="0cm" fo:margin-right="-0.053cm" fo:margin-top="0cm" fo:margin-bottom="0cm" fo:line-height="100%" fo:text-indent="0cm" style:auto-text-indent="false"/>
      <style:text-properties fo:color="#000000" style:font-name="Times New Roman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Preformatted_20_Text">
      <style:paragraph-properties fo:margin-left="0cm" fo:margin-right="-0.053cm" fo:margin-top="0cm" fo:margin-bottom="0cm" fo:line-height="100%" fo:text-indent="0cm" style:auto-text-indent="false"/>
      <style:text-properties fo:color="#000000" style:font-name="Times New Roman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35" style:family="paragraph" style:parent-style-name="Preformatted_20_Text">
      <style:paragraph-properties fo:margin-left="0cm" fo:margin-right="-0.053cm" fo:margin-top="0cm" fo:margin-bottom="0cm" fo:line-height="100%" fo:text-indent="0cm" style:auto-text-indent="false"/>
      <style:text-properties fo:color="#000000" style:font-name="Times New Roman"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6" style:family="paragraph" style:parent-style-name="Preformatted_20_Text">
      <style:paragraph-properties fo:margin-left="0cm" fo:margin-right="-0.053cm" fo:margin-top="0cm" fo:margin-bottom="0cm" fo:line-height="100%" fo:text-indent="0cm" style:auto-text-indent="false"/>
      <style:text-properties fo:color="#000000" style:font-name="Times New Roman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37" style:family="paragraph" style:parent-style-name="Preformatted_20_Text">
      <style:paragraph-properties fo:margin-left="0cm" fo:margin-right="-0.053cm" fo:margin-top="0cm" fo:margin-bottom="0cm" fo:line-height="100%" fo:text-indent="0cm" style:auto-text-indent="false"/>
    </style:style>
    <style:style style:name="P38" style:family="paragraph" style:parent-style-name="Preformatted_20_Text">
      <style:paragraph-properties fo:margin-left="0cm" fo:margin-right="-0.053cm" fo:margin-top="0cm" fo:margin-bottom="0cm" fo:line-height="100%" fo:text-indent="0cm" style:auto-text-indent="false"/>
      <style:text-properties fo:color="#0000ff" style:font-name="Times New Roman" fo:font-size="18pt" fo:language="en" fo:country="US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39" style:family="paragraph" style:parent-style-name="Preformatted_20_Text">
      <style:paragraph-properties fo:margin-left="0cm" fo:margin-right="-0.053cm" fo:margin-top="0cm" fo:margin-bottom="0cm" fo:line-height="100%" fo:text-indent="0cm" style:auto-text-indent="false"/>
      <style:text-properties fo:color="#0000ff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40" style:family="paragraph" style:parent-style-name="Preformatted_20_Text" style:master-page-name="">
      <style:paragraph-properties fo:margin-left="0cm" fo:margin-right="-0.053cm" fo:margin-top="0cm" fo:margin-bottom="0cm" fo:line-height="100%" fo:text-indent="0cm" style:auto-text-indent="false" style:page-number="auto"/>
      <style:text-properties fo:font-size="12pt" fo:language="ru" fo:country="RU" style:font-size-asian="12pt" style:font-size-complex="12pt"/>
    </style:style>
    <style:style style:name="P41" style:family="paragraph" style:parent-style-name="Text_20_body">
      <style:paragraph-properties fo:margin-top="0cm" fo:margin-bottom="0cm" fo:line-height="100%" fo:orphans="2" fo:widows="2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42" style:family="paragraph" style:parent-style-name="Text_20_body">
      <style:paragraph-properties fo:margin-top="0cm" fo:margin-bottom="0.212cm" fo:line-height="100%"/>
    </style:style>
    <style:style style:name="P43" style:family="paragraph" style:parent-style-name="Table_20_Contents">
      <style:paragraph-properties fo:line-height="100%" fo:padding="0.049cm" fo:border="0.002cm solid #000000"/>
      <style:text-properties fo:font-size="20pt"/>
    </style:style>
    <style:style style:name="P44" style:family="paragraph" style:parent-style-name="Table_20_Contents">
      <style:paragraph-properties fo:line-height="100%" fo:text-align="center" style:justify-single-word="false" fo:padding="0.049cm" fo:border="0.002cm solid #000000"/>
      <style:text-properties fo:font-size="20pt"/>
    </style:style>
    <style:style style:name="P45" style:family="paragraph" style:parent-style-name="Table_20_Contents">
      <style:paragraph-properties fo:line-height="100%" fo:padding="0.049cm" fo:border="0.002cm solid #000000"/>
      <style:text-properties fo:font-size="16pt"/>
    </style:style>
    <style:style style:name="P46" style:family="paragraph" style:parent-style-name="Table_20_Contents">
      <style:paragraph-properties fo:line-height="100%" fo:text-align="center" style:justify-single-word="false" fo:padding="0.049cm" fo:border="0.002cm solid #000000"/>
      <style:text-properties fo:font-size="16pt"/>
    </style:style>
    <style:style style:name="P47" style:family="paragraph" style:parent-style-name="Table_20_Contents">
      <style:paragraph-properties fo:line-height="100%" fo:padding="0.049cm" fo:border="0.002cm solid #000000"/>
      <style:text-properties fo:font-size="12pt" style:font-size-asian="12pt" style:font-size-complex="12pt"/>
    </style:style>
    <style:style style:name="P48" style:family="paragraph" style:parent-style-name="Table_20_Contents">
      <style:paragraph-properties fo:line-height="100%" fo:text-align="center" style:justify-single-word="false" fo:padding="0.049cm" fo:border="0.002cm solid #000000"/>
      <style:text-properties fo:font-size="12pt" style:font-size-asian="12pt" style:font-size-complex="12pt"/>
    </style:style>
    <style:style style:name="P49" style:family="paragraph" style:parent-style-name="Preformatted_20_Text">
      <style:paragraph-properties fo:line-height="100%"/>
      <style:text-properties fo:font-size="12pt" style:font-size-asian="12pt" style:font-size-complex="12pt"/>
    </style:style>
    <style:style style:name="P50" style:family="paragraph" style:parent-style-name="Preformatted_20_Text">
      <style:paragraph-properties fo:line-height="100%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51" style:family="paragraph" style:parent-style-name="Preformatted_20_Text">
      <style:paragraph-properties fo:margin-left="0cm" fo:margin-right="-0.053cm" fo:margin-top="0cm" fo:margin-bottom="0cm" fo:line-height="100%" fo:text-indent="-0.079cm" style:auto-text-indent="false"/>
      <style:text-properties fo:font-size="12pt" style:font-size-asian="12pt" style:font-size-complex="12pt"/>
    </style:style>
    <style:style style:name="P52" style:family="paragraph" style:parent-style-name="Preformatted_20_Text" style:master-page-name="">
      <style:paragraph-properties fo:margin-left="0cm" fo:margin-right="-0.053cm" fo:margin-top="0cm" fo:margin-bottom="0cm" fo:line-height="100%" fo:text-indent="-0.079cm" style:auto-text-indent="false" style:page-number="auto"/>
      <style:text-properties fo:font-size="12pt" style:font-size-asian="12pt" style:font-size-complex="12pt"/>
    </style:style>
    <style:style style:name="P53" style:family="paragraph" style:parent-style-name="Text_20_body">
      <style:paragraph-properties fo:line-height="100%"/>
    </style:style>
    <style:style style:name="P54" style:family="paragraph" style:parent-style-name="Text_20_body">
      <style:paragraph-properties fo:margin-left="0cm" fo:margin-right="0cm" fo:margin-top="0cm" fo:margin-bottom="0.212cm" fo:line-height="100%" fo:orphans="2" fo:widows="2" fo:text-indent="0cm" style:auto-text-indent="false"/>
      <style:text-properties fo:font-variant="normal" fo:text-transform="none" fo:color="#373737" style:font-name="Times New Roman" fo:font-size="8pt" fo:letter-spacing="normal" fo:font-style="normal" fo:font-weight="normal" style:font-size-asian="8pt" style:font-size-complex="8pt"/>
    </style:style>
    <style:style style:name="P55" style:family="paragraph" style:parent-style-name="Text_20_body">
      <style:paragraph-properties fo:margin-left="0cm" fo:margin-right="0cm" fo:margin-top="0cm" fo:margin-bottom="0cm" fo:line-height="100%" fo:orphans="2" fo:widows="2" fo:text-indent="0cm" style:auto-text-indent="false"/>
    </style:style>
    <style:style style:name="P56" style:family="paragraph" style:parent-style-name="Text_20_body">
      <style:paragraph-properties fo:margin-left="0cm" fo:margin-right="0cm" fo:margin-top="0cm" fo:margin-bottom="0cm" fo:line-height="100%" fo:orphans="2" fo:widows="2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57" style:family="paragraph" style:parent-style-name="Text_20_body">
      <style:paragraph-properties fo:margin-left="0cm" fo:margin-right="0cm" fo:margin-top="0cm" fo:margin-bottom="0.109cm" fo:line-height="100%" fo:orphans="2" fo:widows="2" fo:text-indent="0cm" style:auto-text-indent="false"/>
    </style:style>
    <style:style style:name="P58" style:family="paragraph" style:parent-style-name="Standard">
      <style:paragraph-properties fo:margin-left="0cm" fo:margin-right="-0.053cm" fo:margin-top="0cm" fo:margin-bottom="0cm" fo:line-height="100%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language="ru" fo:country="RU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margin-left="0cm" fo:margin-right="-0.053cm" fo:margin-top="0cm" fo:margin-bottom="0cm" fo:line-height="100%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Text_20_body" style:list-style-name="L1">
      <style:paragraph-properties fo:margin-left="0cm" fo:margin-right="-0.053cm" fo:margin-top="0cm" fo:margin-bottom="0cm" fo:line-height="100%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language="en" fo:country="US" fo:font-style="normal" style:font-style-asian="normal" style:font-style-complex="normal"/>
    </style:style>
    <style:style style:name="T6" style:family="text">
      <style:text-properties fo:language="en" fo:country="US" fo:font-weight="bold" style:font-weight-asian="bold" style:font-weight-complex="bold"/>
    </style:style>
    <style:style style:name="T7" style:family="text">
      <style:text-properties fo:language="ru" fo:country="RU"/>
    </style:style>
    <style:style style:name="T8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language="ru" fo:country="RU"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language="ru" fo:country="RU" fo:font-style="italic" style:font-style-asian="italic" style:font-style-complex="italic"/>
    </style:style>
    <style:style style:name="T13" style:family="text">
      <style:text-properties fo:language="ru" fo:country="RU" fo:font-weight="normal" style:font-weight-asian="normal" style:font-weight-complex="normal"/>
    </style:style>
    <style:style style:name="T14" style:family="text">
      <style:text-properties fo:language="ru" fo:country="RU" fo:font-weight="bold" style:font-weight-asian="bold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9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bold" style:font-style-asian="normal" style:font-weight-asian="bold" style:font-style-complex="normal" style:font-weight-complex="bold"/>
    </style:style>
    <style:style style:name="T25" style:family="text">
      <style:text-properties fo:font-size="12pt"/>
    </style:style>
    <style:style style:name="T26" style:family="text">
      <style:text-properties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7" style:family="text">
      <style:text-properties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8" style:family="text">
      <style:text-properties fo:font-size="12pt" fo:language="en" fo:country="US" style:font-size-asian="12pt" style:font-size-complex="12pt"/>
    </style:style>
    <style:style style:name="T29" style:family="text">
      <style:text-properties fo:font-size="12pt" fo:language="en" fo:country="US" fo:font-style="normal" style:font-size-asian="12pt" style:font-style-asian="normal" style:font-size-complex="12pt" style:font-style-complex="normal"/>
    </style:style>
    <style:style style:name="T30" style:family="text">
      <style:text-properties fo:font-size="12pt" fo:font-style="normal" style:font-size-asian="12pt" style:font-style-asian="normal" style:font-size-complex="12pt" style:font-style-complex="normal"/>
    </style:style>
    <style:style style:name="T31" style:family="text">
      <style:text-properties fo:font-size="12pt" fo:font-weight="bold"/>
    </style:style>
    <style:style style:name="T32" style:family="text">
      <style:text-properties fo:color="#000000"/>
    </style:style>
    <style:style style:name="T33" style:family="text">
      <style:text-properties fo:color="#000000" fo:language="ru" fo:country="RU"/>
    </style:style>
    <style:style style:name="T34" style:family="text">
      <style:text-properties fo:color="#000000" fo:language="ru" fo:country="RU" fo:font-weight="bold" style:font-weight-asian="bold" style:font-weight-complex="bold"/>
    </style:style>
    <style:style style:name="T35" style:family="text">
      <style:text-properties fo:color="#000000" fo:language="ru" fo:country="RU" fo:font-weight="normal" style:font-weight-asian="normal" style:font-weight-complex="normal"/>
    </style:style>
    <style:style style:name="T36" style:family="text">
      <style:text-properties fo:color="#000000" fo:language="ru" fo:country="RU" fo:font-style="normal" style:font-style-asian="normal" style:font-style-complex="normal"/>
    </style:style>
    <style:style style:name="T37" style:family="text">
      <style:text-properties fo:color="#000000" fo:language="ru" fo:country="RU" fo:font-style="normal" fo:font-weight="normal" style:font-style-asian="normal" style:font-weight-asian="normal" style:font-style-complex="normal" style:font-weight-complex="normal"/>
    </style:style>
    <style:style style:name="T38" style:family="text">
      <style:text-properties fo:color="#000000" fo:language="ru" fo:country="RU" style:text-underline-style="solid" style:text-underline-width="auto" style:text-underline-color="font-color" fo:font-weight="normal" style:font-weight-asian="normal" style:font-weight-complex="normal"/>
    </style:style>
    <style:style style:name="T39" style:family="text">
      <style:text-properties fo:color="#000000" style:font-name="Times New Roman" fo:font-size="12pt" fo:language="en" fo:country="US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40" style:family="text">
      <style:text-properties fo:color="#000000" style:font-name="Times New Roman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fo:color="#000000" style:font-name="Times New Roman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2" style:family="text">
      <style:text-properties fo:color="#000000" style:font-name="Times New Roman" fo:font-size="12pt" fo:language="ru" fo:country="RU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43" style:family="text">
      <style:text-properties fo:color="#000000" style:font-name="Times New Roman"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44" style:family="text">
      <style:text-properties fo:color="#000000" fo:font-weight="bold" style:font-weight-asian="bold" style:font-weight-complex="bold"/>
    </style:style>
    <style:style style:name="T45" style:family="text">
      <style:text-properties fo:color="#000000" fo:font-size="12pt"/>
    </style:style>
    <style:style style:name="T46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47" style:family="text">
      <style:text-properties fo:color="#000000" fo:font-size="12pt" fo:language="en" fo:country="US" fo:font-style="normal" style:font-size-asian="12pt" style:font-style-asian="normal" style:font-size-complex="12pt" style:font-style-complex="normal"/>
    </style:style>
    <style:style style:name="T48" style:family="text">
      <style:text-properties fo:color="#000000" fo:font-size="12pt" fo:font-style="normal" style:font-size-asian="12pt" style:font-style-asian="normal" style:font-size-complex="12pt" style:font-style-complex="normal"/>
    </style:style>
    <style:style style:name="T49" style:family="text">
      <style:text-properties fo:color="#000000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fo:color="#000000" fo:font-size="12pt" fo:language="ru" fo:country="RU" fo:font-style="normal" style:font-size-asian="12pt" style:font-style-asian="normal" style:font-size-complex="12pt" style:font-style-complex="normal"/>
    </style:style>
    <style:style style:name="T51" style:family="text">
      <style:text-properties fo:color="#000000" fo:font-size="12pt" fo:font-weight="bold"/>
    </style:style>
    <style:style style:name="T52" style:family="text">
      <style:text-properties fo:color="#000000" fo:font-weight="normal" style:font-weight-asian="normal" style:font-weight-complex="normal"/>
    </style:style>
    <style:style style:name="T53" style:family="text">
      <style:text-properties fo:color="#000000" fo:font-style="normal" style:font-style-asian="normal" style:font-style-complex="normal"/>
    </style:style>
    <style:style style:name="T54" style:family="text">
      <style:text-properties fo:color="#000000" style:text-underline-style="solid" style:text-underline-width="auto" style:text-underline-color="font-color" fo:font-weight="normal" style:font-weight-asian="normal" style:font-weight-complex="normal"/>
    </style:style>
    <style:style style:name="T55" style:family="text">
      <style:text-properties fo:color="#000000" fo:language="en" fo:country="US"/>
    </style:style>
    <style:style style:name="T56" style:family="text">
      <style:text-properties fo:color="#0000cd" fo:language="ru" fo:country="RU"/>
    </style:style>
    <style:style style:name="T57" style:family="text">
      <style:text-properties fo:color="#0000cd" fo:language="ru" fo:country="RU" fo:font-weight="bold" style:font-weight-asian="bold" style:font-weight-complex="bold"/>
    </style:style>
    <style:style style:name="T58" style:family="text">
      <style:text-properties fo:color="#0000cd" fo:language="ru" fo:country="RU" fo:font-style="normal" fo:font-weight="bold" style:font-style-asian="normal" style:font-weight-asian="bold" style:font-style-complex="normal" style:font-weight-complex="bold"/>
    </style:style>
    <style:style style:name="T59" style:family="text">
      <style:text-properties fo:color="#0000cd" style:font-name="Times New Roman" fo:font-size="12pt" fo:language="ru" fo:country="RU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60" style:family="text">
      <style:text-properties fo:color="#0000cd" fo:font-style="normal" fo:font-weight="bold" style:font-style-asian="normal" style:font-weight-asian="bold" style:font-style-complex="normal" style:font-weight-complex="bold"/>
    </style:style>
    <style:style style:name="T61" style:family="text">
      <style:text-properties fo:color="#0000cd" fo:language="en" fo:country="US" fo:font-style="normal" fo:font-weight="bold" style:font-style-asian="normal" style:font-weight-asian="bold" style:font-style-complex="normal" style:font-weight-complex="bold"/>
    </style:style>
    <style:style style:name="T62" style:family="text">
      <style:text-properties fo:color="#a52a2a" fo:language="ru" fo:country="RU"/>
    </style:style>
    <style:style style:name="T63" style:family="text">
      <style:text-properties fo:color="#ff3333"/>
    </style:style>
    <style:style style:name="T64" style:family="text">
      <style:text-properties fo:color="#ff3333" fo:language="ru" fo:country="RU"/>
    </style:style>
    <style:style style:name="T65" style:family="text">
      <style:text-properties fo:color="#ff3333" style:font-name="Times New Roman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66" style:family="text">
      <style:text-properties fo:color="#ff3333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67" style:family="text">
      <style:text-properties fo:color="#ff3333" style:font-name="Times New Roman"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68" style:family="text">
      <style:text-properties fo:color="#6600ff" fo:language="ru" fo:country="RU"/>
    </style:style>
    <style:style style:name="T69" style:family="text">
      <style:text-properties fo:color="#3333ff"/>
    </style:style>
    <style:style style:name="T70" style:family="text">
      <style:text-properties fo:color="#3333ff" fo:language="ru" fo:country="RU"/>
    </style:style>
    <style:style style:name="T71" style:family="text">
      <style:text-properties fo:color="#009900" fo:language="ru" fo:country="RU"/>
    </style:style>
    <style:style style:name="T72" style:family="text">
      <style:text-properties fo:color="#cc0000"/>
    </style:style>
    <style:style style:name="T73" style:family="text">
      <style:text-properties fo:color="#cc0000" fo:language="ru" fo:country="RU"/>
    </style:style>
    <style:style style:name="T74" style:family="text">
      <style:text-properties fo:color="#0000cc" fo:font-style="normal" fo:font-weight="bold" style:font-style-asian="normal" style:font-weight-asian="bold" style:font-style-complex="normal" style:font-weight-complex="bold"/>
    </style:style>
    <style:style style:name="T75" style:family="text">
      <style:text-properties fo:color="#0000cc" style:font-name="Times New Roman" fo:font-size="12pt" fo:language="en" fo:country="US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76" style:family="text">
      <style:text-properties fo:color="#ff0000"/>
    </style:style>
    <style:style style:name="T77" style:family="text">
      <style:text-properties fo:color="#ff0000" fo:language="en" fo:country="US"/>
    </style:style>
    <style:style style:name="T78" style:family="text">
      <style:text-properties fo:color="#ff0000" fo:language="en" fo:country="US" fo:font-style="normal" fo:font-weight="bold" style:font-style-asian="normal" style:font-weight-asian="bold" style:font-style-complex="normal" style:font-weight-complex="bold"/>
    </style:style>
    <style:style style:name="T79" style:family="text">
      <style:text-properties fo:color="#ff0000" fo:font-weight="bold" style:font-weight-asian="bold" style:font-weight-complex="bold"/>
    </style:style>
    <style:style style:name="T80" style:family="text">
      <style:text-properties fo:color="#ff0000" fo:font-size="14pt" fo:font-weight="bold" style:font-size-asian="14pt" style:font-weight-asian="bold" style:font-size-complex="14pt" style:font-weight-complex="bold"/>
    </style:style>
    <style:style style:name="T81" style:family="text">
      <style:text-properties fo:font-variant="normal" fo:text-transform="none" fo:color="#373737" style:font-name="Times New Roman" fo:font-size="12pt" fo:letter-spacing="normal" fo:font-style="normal" fo:font-weight="normal" style:font-size-asian="12pt" style:font-size-complex="12pt"/>
    </style:style>
    <style:style style:name="T82" style:family="text">
      <style:text-properties fo:font-variant="normal" fo:text-transform="none" fo:color="#373737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T83" style:family="text">
      <style:text-properties fo:font-variant="normal" fo:text-transform="none" fo:color="#373737" style:font-name="Times New Roman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84" style:family="text">
      <style:text-properties fo:font-variant="normal" fo:text-transform="none" fo:color="#373737" style:font-name="Times New Roman" fo:letter-spacing="normal" fo:language="ru" fo:country="RU" fo:font-weight="bold" style:font-weight-asian="bold" style:font-weight-complex="bold"/>
    </style:style>
    <style:style style:name="T85" style:family="text">
      <style:text-properties fo:font-variant="normal" fo:text-transform="none" fo:color="#373737" style:font-name="Times New Roman" fo:letter-spacing="normal" fo:font-weight="bold" style:font-weight-asian="bold" style:font-weight-complex="bold"/>
    </style:style>
    <style:style style:name="T86" style:family="text">
      <style:text-properties fo:font-variant="normal" fo:text-transform="none" fo:color="#373737" fo:letter-spacing="normal" fo:language="ru" fo:country="RU" fo:font-weight="bold" style:font-weight-asian="bold" style:font-weight-complex="bold"/>
    </style:style>
    <style:style style:name="T87" style:family="text">
      <style:text-properties fo:font-variant="normal" fo:text-transform="none" fo:color="#373737" fo:letter-spacing="normal" fo:language="ru" fo:country="RU" fo:font-style="normal" style:font-weight-asian="bold" style:font-weight-complex="bold"/>
    </style:style>
    <style:style style:name="T88" style:family="text">
      <style:text-properties fo:font-variant="normal" fo:text-transform="none" fo:color="#373737" fo:letter-spacing="normal" fo:language="ru" fo:country="RU" fo:font-style="normal" fo:font-weight="bold" style:font-weight-asian="bold" style:font-weight-complex="bold"/>
    </style:style>
    <style:style style:name="T89" style:family="text">
      <style:text-properties fo:font-variant="normal" fo:text-transform="none" fo:color="#373737" fo:letter-spacing="normal" fo:language="ru" fo:country="RU" fo:font-style="normal" style:font-style-asian="normal" style:font-style-complex="normal"/>
    </style:style>
    <style:style style:name="T90" style:family="text">
      <style:text-properties fo:font-variant="normal" fo:text-transform="none" fo:color="#373737" fo:letter-spacing="normal" fo:font-weight="bold" style:font-weight-asian="bold" style:font-weight-complex="bold"/>
    </style:style>
    <style:style style:name="T91" style:family="text">
      <style:text-properties fo:font-variant="normal" fo:text-transform="none" fo:letter-spacing="normal"/>
    </style:style>
    <style:style style:name="T92" style:family="text">
      <style:text-properties fo:font-variant="normal" fo:text-transform="none" fo:letter-spacing="normal" fo:language="ru" fo:country="RU"/>
    </style:style>
    <style:style style:name="T93" style:family="text">
      <style:text-properties fo:font-variant="normal" fo:text-transform="none" fo:letter-spacing="normal" fo:language="ru" fo:country="RU" fo:font-weight="bold" style:font-weight-asian="bold" style:font-weight-complex="bold"/>
    </style:style>
    <style:style style:name="T94" style:family="text">
      <style:text-properties fo:font-variant="normal" fo:text-transform="none" fo:letter-spacing="normal" fo:font-style="normal" style:font-style-asian="normal" style:font-style-complex="normal"/>
    </style:style>
    <style:style style:name="T95" style:family="text">
      <style:text-properties fo:font-variant="normal" fo:text-transform="none" fo:color="#0000cd" fo:letter-spacing="normal" fo:language="ru" fo:country="RU" fo:font-style="normal" fo:font-weight="bold" style:font-style-asian="normal" style:font-weight-asian="bold" style:font-style-complex="normal" style:font-weight-complex="bold"/>
    </style:style>
    <style:style style:name="T96" style:family="text">
      <style:text-properties fo:font-variant="normal" fo:text-transform="none" fo:color="#0000cd" style:font-name="Times New Roman" fo:letter-spacing="normal" fo:language="ru" fo:country="RU" fo:font-style="normal" fo:font-weight="bold" style:font-style-asian="normal" style:font-weight-asian="bold" style:font-style-complex="normal" style:font-weight-complex="bold"/>
    </style:style>
    <style:style style:name="T97" style:family="text">
      <style:text-properties fo:font-variant="normal" fo:text-transform="none" fo:color="#ff0000" style:font-name="Times New Roman" fo:letter-spacing="normal" fo:font-weight="bold" style:font-weight-asian="bold" style:font-weight-complex="bold"/>
    </style:style>
    <style:style style:name="T98" style:family="text">
      <style:text-properties fo:font-variant="normal" fo:text-transform="none" fo:color="#ff0000" style:font-name="Times New Roman" fo:letter-spacing="normal" fo:language="ru" fo:country="RU" fo:font-weight="bold" style:font-weight-asian="bold" style:font-weight-complex="bold"/>
    </style:style>
    <style:style style:name="T99" style:family="text">
      <style:text-properties fo:font-variant="normal" fo:text-transform="none" fo:color="#ff0000" style:font-name="Times New Roman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00" style:family="text">
      <style:text-properties fo:font-variant="normal" fo:text-transform="none" fo:color="#ff0000" fo:letter-spacing="normal" fo:language="ru" fo:country="RU" fo:font-weight="bold" style:font-weight-asian="bold" style:font-weight-complex="bold"/>
    </style:style>
    <style:style style:name="T101" style:family="text">
      <style:text-properties fo:font-variant="normal" fo:text-transform="none" fo:color="#ff0000" fo:letter-spacing="normal" fo:font-weight="bold" style:font-weight-asian="bold" style:font-weight-complex="bold"/>
    </style:style>
    <style:style style:name="T102" style:family="text">
      <style:text-properties fo:font-variant="normal" fo:text-transform="none" fo:color="#0000cc" fo:letter-spacing="normal" fo:font-style="normal" fo:font-weight="bold" style:font-style-asian="normal" style:font-weight-asian="bold" style:font-style-complex="normal" style:font-weight-complex="bold"/>
    </style:style>
    <style:style style:name="T103" style:family="text">
      <style:text-properties fo:font-variant="normal" fo:text-transform="none" fo:color="#0000cc" style:font-name="Times New Roman" fo:letter-spacing="normal" fo:font-style="normal" fo:font-weight="bold" style:font-style-asian="normal" style:font-weight-asian="bold" style:font-style-complex="normal" style:font-weight-complex="bold"/>
    </style:style>
    <style:style style:name="T104" style:family="text">
      <style:text-properties fo:font-variant="normal" fo:text-transform="none" fo:color="#0000cc" style:font-name="Times New Roman" fo:letter-spacing="normal" fo:language="ru" fo:country="RU" fo:font-style="normal" fo:font-weight="bold" style:font-style-asian="normal" style:font-weight-asian="bold" style:font-style-complex="normal" style:font-weight-complex="bold"/>
    </style:style>
    <style:style style:name="T105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106" style:family="text">
      <style:text-properties fo:font-variant="normal" fo:text-transform="none" style:font-name="Times New Roman" fo:letter-spacing="normal" fo:language="ru" fo:country="RU"/>
    </style:style>
    <style:style style:name="T107" style:family="text">
      <style:text-properties fo:font-variant="normal" fo:text-transform="none" fo:color="#000000" style:font-name="Times New Roman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08" style:family="text">
      <style:text-properties fo:font-variant="normal" fo:text-transform="none" fo:color="#000000" style:font-name="Times New Roman" fo:font-size="12pt" fo:letter-spacing="normal" fo:language="ru" fo:country="RU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9" style:family="text">
      <style:text-properties fo:font-variant="normal" fo:text-transform="none" fo:color="#000000" style:font-name="Times New Roman" fo:font-size="12pt" fo:letter-spacing="normal" fo:language="ru" fo:country="RU" fo:font-style="normal" style:text-underline-style="none" fo:font-weight="bold" style:font-size-asian="12pt" style:font-style-asian="normal" style:font-size-complex="12pt" style:font-style-complex="normal"/>
    </style:style>
    <style:style style:name="T110" style:family="text">
      <style:text-properties fo:font-size="18pt" fo:font-weight="bold" style:font-size-asian="18pt" style:font-weight-asian="bold" style:font-size-complex="18pt" style:font-weight-complex="bold"/>
    </style:style>
    <style:style style:name="T111" style:family="text">
      <style:text-properties fo:font-size="18pt" fo:font-style="normal" style:font-size-asian="18pt" style:font-style-asian="normal" style:font-size-complex="18pt" style:font-style-complex="normal"/>
    </style:style>
    <style:style style:name="T112" style:family="text">
      <style:text-properties fo:font-size="18pt" fo:language="ru" fo:country="RU" fo:font-style="normal" style:font-size-asian="18pt" style:font-style-asian="normal" style:font-size-complex="18pt" style:font-style-complex="normal"/>
    </style:style>
    <style:style style:name="T113" style:family="text">
      <style:text-properties fo:font-size="18pt" fo:language="ru" fo:country="RU" style:font-size-asian="18pt" style:font-size-complex="18pt"/>
    </style:style>
    <style:style style:name="T114" style:family="text">
      <style:text-properties fo:font-size="18pt" style:font-size-asian="18pt" style:font-size-complex="18pt"/>
    </style:style>
    <style:style style:name="T115" style:family="text">
      <style:text-properties fo:color="#0000ff"/>
    </style:style>
    <style:style style:name="T116" style:family="text">
      <style:text-properties fo:color="#0000ff" fo:font-size="18pt" fo:font-weight="bold" style:font-size-asian="18pt" style:font-weight-asian="bold" style:font-size-complex="18pt" style:font-weight-complex="bold"/>
    </style:style>
    <style:style style:name="T117" style:family="text">
      <style:text-properties fo:color="#0000ff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18" style:family="text">
      <style:text-properties fo:color="#0000ff" fo:font-size="18pt" style:font-size-asian="18pt" style:font-size-complex="18pt"/>
    </style:style>
    <style:style style:name="T119" style:family="text">
      <style:text-properties fo:color="#0000ff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20" style:family="text">
      <style:text-properties fo:color="#0000ff" fo:language="en" fo:country="US" fo:font-weight="bold" style:font-weight-asian="bold" style:font-weight-complex="bold"/>
    </style:style>
    <style:style style:name="T121" style:family="text">
      <style:text-properties fo:color="#0000ff" fo:language="en" fo:country="US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22" style:family="text">
      <style:text-properties fo:color="#0000ff" style:font-name="Times New Roman"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23" style:family="text">
      <style:text-properties fo:color="#0000ff" fo:language="ru" fo:country="RU"/>
    </style:style>
    <style:style style:name="T124" style:family="text">
      <style:text-properties fo:color="#0000ff" fo:font-weight="bold" style:font-weight-asian="bold" style:font-weight-complex="bold"/>
    </style:style>
    <style:style style:name="T125" style:family="text">
      <style:text-properties fo:color="#0000ff" fo:font-size="12pt"/>
    </style:style>
    <style:style style:name="T126" style:family="text">
      <style:text-properties fo:color="#0000ff" fo:font-size="12pt" fo:font-weight="bold"/>
    </style:style>
    <style:style style:name="T127" style:family="text">
      <style:text-properties fo:color="#0000ff" fo:font-size="12pt" fo:font-weight="normal" style:font-weight-asian="normal" style:font-weight-complex="normal"/>
    </style:style>
    <style:style style:name="T128" style:family="text">
      <style:text-properties fo:color="#ff00ff"/>
    </style:style>
    <style:style style:name="T129" style:family="text">
      <style:text-properties fo:color="#ff00ff" fo:language="en" fo:country="US"/>
    </style:style>
    <style:style style:name="T130" style:family="text">
      <style:text-properties fo:color="#ff00ff" fo:language="ru" fo:country="RU"/>
    </style:style>
    <style:style style:name="T131" style:family="text">
      <style:text-properties fo:color="#ff00ff" fo:language="ru" fo:country="RU" fo:font-weight="normal" style:font-weight-asian="normal" style:font-weight-complex="normal"/>
    </style:style>
    <style:style style:name="T132" style:family="text">
      <style:text-properties fo:color="#ff00ff" fo:font-weight="normal" style:font-weight-asian="normal" style:font-weight-complex="normal"/>
    </style:style>
    <style:style style:name="T133" style:family="text">
      <style:text-properties fo:color="#00b050"/>
    </style:style>
    <style:style style:name="T134" style:family="text">
      <style:text-properties fo:color="#0070c0"/>
    </style:style>
    <style:style style:name="T135" style:family="text">
      <style:text-properties fo:color="#0070c0" fo:language="en" fo:country="US"/>
    </style:style>
    <style:style style:name="T136" style:family="text">
      <style:text-properties fo:color="#00cc33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UTF-8</text:p>
      <text:p text:style-name="P49"><text:span text:style-name="T119">select </text:span>- <text:span text:style-name="T7">выбрать</text:span></text:p>
      <text:p text:style-name="P49">* - все колонки</text:p>
      <text:p text:style-name="P49"><text:span text:style-name="T16">1 select </text:span><text:span text:style-name="T17">* </text:span><text:span text:style-name="T16">from tableName </text:span><text:span text:style-name="T1">- </text:span>по умолчанию все строки</text:p>
      <text:p text:style-name="P49"><text:span text:style-name="T16">2 select top 10 </text:span><text:span text:style-name="T23">(strings)</text:span><text:span text:style-name="T16"> * from tableName</text:span><text:span text:style-name="T24"> </text:span><text:s text:c="4"/>- <text:span text:style-name="T8">первые 10 строк в </text:span><text:span text:style-name="T3">MSQL</text:span> </text:p>
      <text:p text:style-name="P49">* <text:span text:style-name="T16">select * from tableName limit 10</text:span>(strings) <text:span text:style-name="T1">- </text:span><text:span text:style-name="T8">первые 10 строк в </text:span><text:span text:style-name="T2">PostgresSQL</text:span></text:p>
      <text:p text:style-name="P49"><text:span text:style-name="T16">3 select top 45 percent </text:span><text:span text:style-name="T23">(strings)</text:span><text:span text:style-name="T16"> * from tableName</text:span> — для других систем запрос выполняется более сложночем в <text:s/><text:span text:style-name="T20">MSQL</text:span></text:p>
      <text:p text:style-name="P50">4 select columnName, columnName,.. <text:span text:style-name="T23">(or * select all column)</text:span> from tableName <text:span text:style-name="T23"><text:s/>- выбор нужных колонок в нужном порядке</text:span></text:p>
      <text:p text:style-name="P50">5 select top 10 <text:span text:style-name="T23">(strings) </text:span><text:span text:style-name="T1">columnName</text:span> * from tableName <text:span text:style-name="T1">- </text:span><text:span text:style-name="T8">первые 10 строк в</text:span><text:span text:style-name="T4"> </text:span><text:span text:style-name="T8">колонке <text:s/></text:span><text:span text:style-name="T5">MSQL</text:span><text:span text:style-name="T1"> </text:span></text:p>
      <text:p text:style-name="P52"><text:s/>*<text:span text:style-name="T16">select</text:span><text:span text:style-name="T23"> </text:span><text:span text:style-name="T2">columnName</text:span><text:span text:style-name="T16"> * from tableName </text:span><text:span text:style-name="T2">limit</text:span><text:span text:style-name="T10"> 10 </text:span><text:span text:style-name="T8">(strings) </text:span><text:span text:style-name="T10">- </text:span><text:span text:style-name="T8">первые 10 строк в колонке </text:span><text:span text:style-name="T2">PostgresSQL</text:span></text:p>
      <text:p text:style-name="P51"><text:span text:style-name="T2">** </text:span><text:span text:style-name="T11">через пробел от названия колонки можно написать ее псевдоним</text:span></text:p>
      <text:p text:style-name="P40"><text:span text:style-name="T16">--* </text:span><text:span text:style-name="T17">вычисления со столбцами</text:span></text:p>
      <text:p text:style-name="P24"><text:span text:style-name="T12">6 </text:span><text:span text:style-name="T15">select top 3 columnName </text:span><text:span text:style-name="T17">columnNickName, </text:span><text:span text:style-name="T15">numColumnNam</text:span><text:span text:style-name="T23">*/+-num</text:span><text:span text:style-name="T17"> columnNickName</text:span><text:span text:style-name="T8"> </text:span><text:span text:style-name="T15">from</text:span><text:span text:style-name="T23"> </text:span><text:span text:style-name="T15">tableName</text:span></text:p>
      <text:p text:style-name="P24"><text:span text:style-name="T15">* </text:span><text:span text:style-name="T8">в 6 примере запрашиваем первые три строки, дам псевдоним 1 колонке, производим вычисление с </text:span></text:p>
      <text:p text:style-name="P27">* колонкой и даем название колонке с выводом вычисления.</text:p>
      <text:p text:style-name="P24"><text:span text:style-name="T8">* </text:span><text:span text:style-name="T15">select columnName </text:span><text:span text:style-name="T18">as</text:span><text:span text:style-name="T15"> </text:span><text:span text:style-name="T17">columnNickName == <text:s/></text:span><text:span text:style-name="T15">select columnName </text:span><text:span text:style-name="T17">columnNickName </text:span><text:span text:style-name="T8">поэтому </text:span><text:span text:style-name="T15">as</text:span><text:span text:style-name="T23"> </text:span><text:span text:style-name="T8">не используем</text:span></text:p>
      <text:p text:style-name="P25"><text:span text:style-name="T7">7 </text:span>select columName+' '+ columnName <text:s/><text:span text:style-name="T21">columnNickName </text:span>from tableName</text:p>
      <text:p text:style-name="P25">*<text:span text:style-name="T23"> +' '+ </text:span><text:span text:style-name="T8">разделитель между строковыми колонками</text:span></text:p>
      <text:p text:style-name="P25"><text:span text:style-name="T7">8 </text:span>select 10+15 == <text:s/>select 10+15 from tableName <text:span text:style-name="T8"><text:s/>запрос сработает как калькулятор</text:span></text:p>
      <text:p text:style-name="P25"><text:span text:style-name="T8">* <text:s/></text:span>select '10'+'15' —<text:span text:style-name="T8"> 1015 </text:span><text:span text:style-name="T22">MSQL</text:span><text:span text:style-name="T23"> </text:span><text:span text:style-name="T8">отработает по правилам строк</text:span></text:p>
      <text:p text:style-name="P25"><text:span text:style-name="T8">* </text:span><text:span text:style-name="T7">select '10'+'15' — </text:span><text:span text:style-name="T22">MySQL</text:span> <text:span text:style-name="T23">и</text:span><text:span text:style-name="T8">нтерпритирует строки как числа, если не может то заменяет строку на 0</text:span></text:p>
      <text:p text:style-name="P25"><text:span text:style-name="T7">* select '10'+'15' — </text:span><text:span text:style-name="T22">PostgresSQL</text:span> <text:span text:style-name="T8">считает что строки складывать нельзя о_О да ну нафиг...</text:span></text:p>
      <text:p text:style-name="P25"><text:span text:style-name="T8">* при запросе строковое значение надо обрамлять одинарными кавычками в </text:span><text:span text:style-name="T22">MSQL</text:span><text:span text:style-name="T23"> </text:span><text:span text:style-name="T8">одинарными, в других базах можно и двойными</text:span></text:p>
      <text:p text:style-name="P25"><text:span text:style-name="T118">concat</text:span><text:span text:style-name="T23"> – </text:span><text:span text:style-name="T8">конкатенация</text:span></text:p>
      <text:p text:style-name="P25"><text:span text:style-name="T7">select </text:span>concat (<text:span text:style-name="T7">columName,' ',columnName</text:span>)<text:span text:style-name="T7"> columnNickName from tableName</text:span></text:p>
      <text:p text:style-name="P25"><text:span text:style-name="T13">* select </text:span><text:span text:style-name="T7">concat (</text:span>first_name,<text:span text:style-name="T7">' ',</text:span>last_name,'-',sex<text:span text:style-name="T7">)</text:span><text:span text:style-name="T13"> </text:span><text:span text:style-name="T21">full_name</text:span><text:span text:style-name="T7"> </text:span><text:span text:style-name="T13">from </text:span><text:span text:style-name="T21">skill_managers – </text:span><text:span text:style-name="T13">функция во всех </text:span><text:span text:style-name="T22">SQL </text:span><text:span text:style-name="T13">работает адекватно,</text:span></text:p>
      <text:p text:style-name="P25"><text:span text:style-name="T13">* исключение — в </text:span><text:span text:style-name="T22">MSQL</text:span><text:span text:style-name="T21"> </text:span>concat<text:span text:style-name="T21"> </text:span><text:span text:style-name="T13">не работает с одним аргументом, надо минимум 2</text:span></text:p>
      <text:p text:style-name="P28"/>
      <text:p text:style-name="P28">** Математические функции в <text:span text:style-name="T1">SQL**</text:span></text:p>
      <text:p text:style-name="P28"><text:a xlink:type="simple" xlink:href="https://postgrespro.ru/docs/postgresql/9.6/functions-math" text:style-name="Internet_20_link" text:visited-style-name="Visited_20_Internet_20_Link">https://postgrespro.ru/docs/postgresql/9.6/functions-math</text:a><text:span text:style-name="T1"> – PostgresSQL</text:span></text:p>
      <text:p text:style-name="P28"><text:a xlink:type="simple" xlink:href="https://docs.microsoft.com/ru-ru/sql/t-sql/functions/mathematical-functions-transact-sql?view=sql-server-ver15" text:style-name="Internet_20_link" text:visited-style-name="Visited_20_Internet_20_Link">https://docs.microsoft.com/ru-ru/sql/t-sql/functions/mathematical-functions-transact-sql?view=sql-server-ver15</text:a><text:span text:style-name="T1"> – Transact-SQL (MSQL)</text:span></text:p>
      <text:p text:style-name="P28"><text:span text:style-name="T1">* </text:span><text:span text:style-name="T120">select </text:span><text:span text:style-name="T6">item_name, price_rub, cnt</text:span><text:span text:style-name="T1">, round((price_rub*cnt*85.30),2) </text:span><text:span text:style-name="T6">sum_usd from skill_price</text:span></text:p>
      <text:p text:style-name="P27"><text:span text:style-name="T1">* </text:span>выводим 3 колонки и в четвертой выводим итог операции</text:p>
      <text:p text:style-name="P37"><text:span text:style-name="T26">сумма от 1 до </text:span><text:span text:style-name="T27">aN = </text:span><text:span text:style-name="T1">(a1+an) * (n-1+1) / 2 </text:span></text:p>
      <text:p text:style-name="P25">* <text:span text:style-name="T118">where</text:span> <text:span text:style-name="T7">условие</text:span></text:p>
      <text:p text:style-name="P25"><text:span text:style-name="T7">9 select </text:span><text:span text:style-name="T13">* </text:span><text:span text:style-name="T7">from tableName <text:s/></text:span>where <text:span text:style-name="T7">условие (соответствие строкам)</text:span></text:p>
      <text:p text:style-name="P25"><text:span text:style-name="T7">*</text:span><text:span text:style-name="T13"> </text:span><text:span text:style-name="T21">where —</text:span><text:span text:style-name="T13"> как и </text:span><text:span text:style-name="T21">boolean </text:span><text:span text:style-name="T13">равно или не равно так же <text:s/>&lt; или &gt; <text:s/>или =</text:span></text:p>
      <text:p text:style-name="P25"><text:span text:style-name="T13">* <text:s/></text:span><text:span text:style-name="T21">“not” - “!=” - “&lt;&gt; ” <text:s/>, and, or</text:span></text:p>
      <text:p text:style-name="P25"><text:span text:style-name="T21">* </text:span><text:span text:style-name="T13">очередность выполнения: в скобках, </text:span><text:span text:style-name="T21">not, and, or</text:span></text:p>
      <text:p text:style-name="P25"><text:span text:style-name="T21">*</text:span> select * from<text:span text:style-name="T21"> </text:span><text:span text:style-name="T7">tableName</text:span><text:span text:style-name="T21"> </text:span>where<text:span text:style-name="T21"> </text:span><text:span text:style-name="T7">columnName</text:span>=<text:span text:style-name="T21"> x and <text:s/></text:span><text:span text:style-name="T7">columnName</text:span><text:span text:style-name="T21">=x or...()</text:span></text:p>
      <text:p text:style-name="P26"/>
      <text:p text:style-name="P25"><text:span text:style-name="T21">* in == or <text:s/></text:span>select * from<text:span text:style-name="T21"> </text:span><text:span text:style-name="T7">tableName</text:span><text:span text:style-name="T21"> </text:span>where<text:span text:style-name="T21"> </text:span><text:span text:style-name="T7">columnName </text:span>in (x,y,z...)</text:p>
      <text:p text:style-name="P25">select * from<text:span text:style-name="T21"> </text:span><text:span text:style-name="T7">tableName</text:span><text:span text:style-name="T21"> </text:span>where<text:span text:style-name="T21"> not </text:span><text:span text:style-name="T7">columnName </text:span>in (x,y,z...)</text:p>
      <text:p text:style-name="P26">* between – <text:span text:style-name="T7">между границы включены </text:span></text:p>
      <text:p text:style-name="P26"><text:span text:style-name="T56">SELECT</text:span><text:span text:style-name="T33"> * </text:span><text:span text:style-name="T56">FROM</text:span><text:span text:style-name="T33"> </text:span><text:span text:style-name="T34">tableName</text:span><text:span text:style-name="T32"> </text:span><text:span text:style-name="T33"><text:s/></text:span><text:span text:style-name="T56">WHERE</text:span><text:span text:style-name="T33"> </text:span><text:span text:style-name="T34">columnName</text:span><text:span text:style-name="T33"> </text:span><text:span text:style-name="T56">BETWEEN</text:span><text:span text:style-name="T33"> </text:span><text:span text:style-name="T32">x</text:span><text:span text:style-name="T33"> </text:span><text:span text:style-name="T56">AND</text:span><text:span text:style-name="T33"> y</text:span></text:p>
      <text:p text:style-name="P26"><text:span text:style-name="T33">* </text:span><text:span text:style-name="T116">Like </text:span><text:span text:style-name="T32">– </text:span><text:span text:style-name="T33">ищет паттерн в строке</text:span><text:span text:style-name="T7"> </text:span></text:p>
      <text:p text:style-name="P26">% - <text:span text:style-name="T7">любая последовательность символов любой длинны</text:span></text:p>
      <text:p text:style-name="P28">_ - один любой символ</text:p>
      <text:p text:style-name="P26"><text:span text:style-name="T56">SELECT</text:span><text:span text:style-name="T33"> * </text:span><text:span text:style-name="T56">FROM</text:span><text:span text:style-name="T33"> </text:span><text:span text:style-name="T34">tableName</text:span><text:span text:style-name="T33"> </text:span><text:span text:style-name="T56">WHERE</text:span><text:span text:style-name="T33"> </text:span><text:span text:style-name="T34">columnName</text:span><text:span text:style-name="T33"> </text:span><text:span text:style-name="T56">LIKE</text:span><text:span text:style-name="T33"> </text:span><text:span text:style-name="T62">'a%'</text:span><text:span text:style-name="T33">;</text:span><text:span text:style-name="T7"> <text:s/>- начинается на </text:span><text:span text:style-name="T64">а</text:span></text:p>
      <text:p text:style-name="P26"><text:span text:style-name="T56">SELECT</text:span><text:span text:style-name="T33"> * </text:span><text:span text:style-name="T56">FROM</text:span><text:span text:style-name="T33"> </text:span><text:span text:style-name="T34">tableName </text:span><text:span text:style-name="T56">WHERE</text:span><text:span text:style-name="T33"> </text:span><text:span text:style-name="T34">columnName</text:span><text:span text:style-name="T33"> <text:s/></text:span><text:span text:style-name="T56">LIKE</text:span><text:span text:style-name="T33"> </text:span><text:span text:style-name="T62">'_r%'</text:span><text:span text:style-name="T33">;</text:span><text:span text:style-name="T64"> <text:s/>- </text:span><text:span text:style-name="T33">второй символ </text:span><text:span text:style-name="T63">r <text:s/></text:span></text:p>
      <text:p text:style-name="P29">* <text:span text:style-name="T7">примеры</text:span></text:p>
      <text:p text:style-name="P29"><text:soft-page-break/><text:span text:style-name="T56">SELECT</text:span><text:span text:style-name="T7"> * </text:span><text:span text:style-name="T56">FROM</text:span><text:span text:style-name="T7"> skill_managers </text:span><text:span text:style-name="T56">WHERE</text:span><text:span text:style-name="T7"> a</text:span>ge<text:span text:style-name="T7"> </text:span><text:span text:style-name="T68">IN </text:span><text:span text:style-name="T7">(25,33,37,42)</text:span></text:p>
      <text:p text:style-name="P29"><text:span text:style-name="T56">SELECT</text:span><text:span text:style-name="T7"> * </text:span><text:span text:style-name="T56">FROM</text:span><text:span text:style-name="T7"> skill_managers </text:span><text:span text:style-name="T56">WHERE</text:span><text:span text:style-name="T7"> first_name </text:span><text:span text:style-name="T68">IN </text:span><text:span text:style-name="T7">('Piter','Kaiden','Lacey');,</text:span></text:p>
      <text:p text:style-name="P30">**Сортировка <text:span text:style-name="T121">ORDER BY</text:span>**</text:p>
      <text:p text:style-name="P29">* order by —<text:span text:style-name="T7"> по умолчанию по возрастанию (</text:span>ASC) —<text:span text:style-name="T7"> можно не указывать, </text:span></text:p>
      <text:p text:style-name="P29"><text:span text:style-name="T7">* по убыванию </text:span>DESC (descending)</text:p>
      <text:p text:style-name="P29"><text:span text:style-name="T56">SELECT</text:span><text:span text:style-name="T7"> * </text:span><text:span text:style-name="T56">FROM</text:span><text:span text:style-name="T7"> </text:span><text:span text:style-name="T14">tableName </text:span><text:span text:style-name="T56"><text:s/></text:span>order by <text:s/><text:span text:style-name="T14">columnName </text:span><text:span text:style-name="T20">(ASC</text:span><text:span text:style-name="T14">)</text:span></text:p>
      <text:p text:style-name="P29"><text:span text:style-name="T57">SELECT</text:span><text:span text:style-name="T14"> * </text:span><text:span text:style-name="T57">FROM</text:span><text:span text:style-name="T14"> tableName </text:span><text:span text:style-name="T57"><text:s/></text:span><text:span text:style-name="T7">order by</text:span><text:span text:style-name="T14"> <text:s/>columnName </text:span><text:span text:style-name="T20">DESC </text:span><text:span text:style-name="T7"><text:s/>- по убыванию указывать обязательно!</text:span></text:p>
      <text:p text:style-name="P31"><text:span text:style-name="T7">**</text:span><text:span text:style-name="T70">select</text:span><text:span text:style-name="T7"> * </text:span><text:span text:style-name="T70">from</text:span><text:span text:style-name="T7"> skill_managers </text:span><text:span text:style-name="T70">where</text:span><text:span text:style-name="T7"> gender=‘F’ </text:span><text:span text:style-name="T71">order by</text:span><text:span text:style-name="T7"> age </text:span></text:p>
      <text:p text:style-name="P31"><text:span text:style-name="T7">**</text:span><text:span text:style-name="T70">select</text:span><text:span text:style-name="T7"> </text:span><text:span text:style-name="T72">top 5</text:span> <text:span text:style-name="T7">* </text:span><text:span text:style-name="T70">from</text:span><text:span text:style-name="T7"> skill_managers </text:span><text:span text:style-name="T70">where</text:span><text:span text:style-name="T7"> gender=‘F’ </text:span><text:span text:style-name="T71">order by</text:span><text:span text:style-name="T7"> age <text:s/>- для </text:span>MSQL</text:p>
      <text:p text:style-name="P31"><text:span text:style-name="T7">**</text:span><text:span text:style-name="T70">select</text:span><text:span text:style-name="T7"> * </text:span><text:span text:style-name="T70">from</text:span><text:span text:style-name="T7"> skill_managers </text:span><text:span text:style-name="T70">where</text:span><text:span text:style-name="T7"> gender=‘F’ </text:span><text:span text:style-name="T71">order by</text:span><text:span text:style-name="T7"> age </text:span><text:span text:style-name="T72">limit 5 —</text:span><text:span text:style-name="T73"> </text:span><text:span text:style-name="T7">для остальных бд</text:span></text:p>
      <text:p text:style-name="P34"/>
      <text:p text:style-name="P36">*****Числа, Строки и Даты*****</text:p>
      <text:p text:style-name="P34">Длинна строки</text:p>
      <text:p text:style-name="P31"><text:span text:style-name="T116">len</text:span> – <text:span text:style-name="T24">MS SQL</text:span></text:p>
      <text:p text:style-name="P31"><text:span text:style-name="T20">length</text:span> – <text:span text:style-name="T24">PostrgresSQL and other</text:span></text:p>
      <text:p text:style-name="P31"><text:span text:style-name="T58">s</text:span><text:span text:style-name="T60">elect</text:span><text:span text:style-name="T58"> </text:span><text:span text:style-name="T14">len</text:span><text:span text:style-name="T7">('Длинна этой стрки') </text:span></text:p>
      <text:p text:style-name="P31"><text:span text:style-name="T58">s</text:span><text:span text:style-name="T60">electr</text:span><text:span text:style-name="T58"> </text:span><text:span text:style-name="T14">columnName, len</text:span><text:span text:style-name="T20">(</text:span><text:span text:style-name="T14">columnName</text:span><text:span text:style-name="T20">) </text:span><text:span text:style-name="T14">columnNickName <text:s/></text:span><text:span text:style-name="T20">f</text:span><text:span text:style-name="T14">rom tableName –</text:span><text:span text:style-name="T20"> </text:span><text:span text:style-name="T24">MS SQL</text:span></text:p>
      <text:p text:style-name="P31"><text:span text:style-name="T58">s</text:span><text:span text:style-name="T60">elect</text:span><text:span text:style-name="T58"> </text:span><text:span text:style-name="T14">columnName, </text:span><text:span text:style-name="T20">length(columnName)</text:span><text:span text:style-name="T24"> </text:span><text:span text:style-name="T14">columnNickName </text:span><text:span text:style-name="T74">FROM</text:span><text:span text:style-name="T9"> </text:span><text:span text:style-name="T14">tableName</text:span><text:span text:style-name="T9"> –</text:span><text:span text:style-name="T24"> PostgresSQL</text:span></text:p>
      <text:p text:style-name="P31"/>
      <text:p text:style-name="P31">** <text:span text:style-name="T7">удаление лишних пробелов*</text:span></text:p>
      <text:p text:style-name="P38">*LTRIM / TRIM / RTRIM</text:p>
      <text:p text:style-name="P34">*левый <text:s/>/ <text:s text:c="2"/>оба <text:s text:c="2"/>/ <text:s/>правый — адекватно работают в <text:span text:style-name="T3">MySQL </text:span><text:span text:style-name="T24">и </text:span><text:span text:style-name="T3">PostgresSQL</text:span></text:p>
      <text:p text:style-name="P37"><text:span text:style-name="T39">*</text:span><text:span text:style-name="T40"> c MSSQL </text:span><text:span text:style-name="T41">надо гуглить </text:span><text:span text:style-name="T40">LRTIM </text:span><text:span text:style-name="T41">работает как </text:span><text:span text:style-name="T40">TRIM... </text:span><text:span text:style-name="T5">(⊙_⊙) </text:span></text:p>
      <text:p text:style-name="P37"><text:span text:style-name="T59">SELECT</text:span><text:span text:style-name="T40"> </text:span><text:span text:style-name="T122">TRIM</text:span><text:span text:style-name="T40">(</text:span><text:span text:style-name="T43">columnName</text:span><text:span text:style-name="T40">) </text:span><text:span text:style-name="T43">columnNickName</text:span><text:span text:style-name="T40"> </text:span><text:span text:style-name="T75">FROM</text:span><text:span text:style-name="T40"> </text:span><text:span text:style-name="T43">tableName</text:span><text:span text:style-name="T42"> </text:span><text:span text:style-name="T59">WHERE</text:span><text:span text:style-name="T39"> </text:span><text:span text:style-name="T122">TRIM</text:span><text:span text:style-name="T65">(</text:span><text:span text:style-name="T67">columnName</text:span><text:span text:style-name="T65">)='</text:span><text:span text:style-name="T66">String</text:span><text:span text:style-name="T65">'</text:span><text:span text:style-name="T40"> (order by);</text:span></text:p>
      <text:p text:style-name="P33">**<text:span text:style-name="T117">upper</text:span>('string')='STRING' <text:s text:c="2"/>= <text:span text:style-name="T19">ucase</text:span> - MySQL</text:p>
      <text:p text:style-name="P33">**<text:span text:style-name="T117">lower</text:span>('STRING')='string' <text:s text:c="2"/>= <text:span text:style-name="T19">lcase</text:span> - MySQL</text:p>
      <text:p text:style-name="P34"><text:span text:style-name="T60">SELECT </text:span><text:span text:style-name="T3">case when</text:span><text:span text:style-name="T61"> </text:span><text:span text:style-name="T78">'A'='a'</text:span><text:span text:style-name="T61"> </text:span><text:span text:style-name="T6">then</text:span><text:span text:style-name="T61"> </text:span><text:span text:style-name="T78">'NOT CASE SENSITIVE'</text:span><text:span text:style-name="T61"> </text:span><text:span text:style-name="T6">else</text:span><text:span text:style-name="T61"> </text:span><text:span text:style-name="T78">'CASE SENSITIVE'</text:span><text:span text:style-name="T61"> END; - </text:span>запрос если то</text:p>
      <text:p text:style-name="P34"><text:span text:style-name="T24">**select upper(</text:span><text:span text:style-name="T20">columnName</text:span><text:span text:style-name="T24">) </text:span><text:span text:style-name="T20">columnNickName</text:span><text:span text:style-name="T5"> </text:span><text:span text:style-name="T24">, upper(</text:span><text:span text:style-name="T20">columnName</text:span><text:span text:style-name="T6">)</text:span><text:span text:style-name="T24"> </text:span><text:span text:style-name="T20">columnNickName</text:span><text:span text:style-name="T5"> </text:span></text:p>
      <text:p text:style-name="P34"><text:span text:style-name="T24"><text:s/>**from <text:s/></text:span><text:span text:style-name="T20">tableName</text:span></text:p>
      <text:p text:style-name="P39"><text:span text:style-name="T110">SUBSTRING</text:span><text:span text:style-name="T20"> –</text:span><text:span text:style-name="T32"> к</text:span><text:span text:style-name="T33">огда надо выделить часть стоки. И распологаем данными о начальной позиции</text:span></text:p>
      <text:p text:style-name="P39"><text:span text:style-name="T33">** и можем расчитать его длинну - </text:span><text:span text:style-name="T34">работает во всех БД</text:span></text:p>
      <text:p text:style-name="P34">** если необходимо выделить с Х и до конца строки можно не расчитывать длинну, а указать большее</text:p>
      <text:p text:style-name="P39"><text:span text:style-name="T33">**</text:span><text:span text:style-name="T44">SQL </text:span><text:span text:style-name="T34">доработает все сама</text:span></text:p>
      <text:p text:style-name="P32">*select substring('strSUBSTRINGing',4,9) – SUBSTRING</text:p>
      <text:p text:style-name="P31"><text:span text:style-name="T20">**</text:span><text:span text:style-name="T58">SELECT</text:span><text:span text:style-name="T20"> </text:span><text:span text:style-name="T14">columnName</text:span><text:span text:style-name="T20">, </text:span><text:span text:style-name="T79">substring</text:span><text:span text:style-name="T20">(</text:span><text:span text:style-name="T14">columnName</text:span><text:span text:style-name="T20">, len('</text:span><text:span text:style-name="T24">***</text:span><text:span text:style-name="T20">')+1, len(</text:span><text:span text:style-name="T14">columnName</text:span><text:span text:style-name="T20">)-len('</text:span><text:span text:style-name="T22">***</text:span><text:span text:style-name="T20">'))<text:line-break/>**</text:span><text:span text:style-name="T74">FROM</text:span><text:span text:style-name="T20"> </text:span><text:span text:style-name="T14">tableName</text:span><text:span text:style-name="T20"> </text:span><text:span text:style-name="T58">WHERE</text:span><text:span text:style-name="T20"> </text:span><text:span text:style-name="T14">columnName </text:span><text:span text:style-name="T20">like '</text:span><text:span text:style-name="T24">***</text:span><text:span text:style-name="T20">'</text:span></text:p>
      <text:p text:style-name="P31"><text:span text:style-name="T20">**</text:span><text:span text:style-name="T58">SELECT</text:span><text:span text:style-name="T20"> </text:span><text:span text:style-name="T14">columnName</text:span><text:span text:style-name="T20">, </text:span><text:span text:style-name="T79">substring</text:span><text:span text:style-name="T20">(</text:span><text:span text:style-name="T14">columnName</text:span><text:span text:style-name="T20">, </text:span><text:span text:style-name="T79">X </text:span><text:span text:style-name="T20">, len(</text:span><text:span text:style-name="T14">columnName</text:span><text:span text:style-name="T20">)) </text:span><text:span text:style-name="T74">FROM</text:span><text:span text:style-name="T20"> </text:span><text:span text:style-name="T14">tableName</text:span><text:span text:style-name="T20"> </text:span><text:span text:style-name="T58">WHERE</text:span><text:span text:style-name="T20"> </text:span><text:span text:style-name="T14">columnName </text:span><text:span text:style-name="T20">like '</text:span><text:span text:style-name="T24">***</text:span><text:span text:style-name="T20">' </text:span><text:span text:style-name="T79">X – </text:span><text:span text:style-name="T14">если известна стартовая позиция</text:span></text:p>
      <text:p text:style-name="P35"/>
      <text:p text:style-name="P35">ПОИСК подСТРОКИ</text:p>
      <text:list xml:id="list4705018998302915724" text:style-name="L1">
        <text:list-header>
          <text:p text:style-name="P60"><text:span text:style-name="T87">** Для </text:span><text:span text:style-name="T88">MS SQL</text:span><text:span text:style-name="T87">:</text:span><text:span text:style-name="T86"> </text:span><text:span text:style-name="Strong_20_Emphasis"><text:span text:style-name="T100">charindex</text:span></text:span><text:span text:style-name="T86">.</text:span></text:p>
          <text:p text:style-name="P60"><text:span text:style-name="T86">** </text:span><text:span text:style-name="T95">SELECT</text:span><text:span text:style-name="T86"> </text:span><text:span text:style-name="T93">columnName, </text:span><text:span text:style-name="T100">charindex(</text:span><text:span text:style-name="T86">'s</text:span><text:span text:style-name="T90">omething</text:span><text:span text:style-name="T86">', </text:span><text:span text:style-name="T93">columnName</text:span><text:span text:style-name="T86">) </text:span><text:span text:style-name="T93">columnNickName</text:span><text:span text:style-name="T94"> </text:span></text:p>
          <text:p text:style-name="P60"><text:span text:style-name="T89">** </text:span><text:span text:style-name="T102">FROM</text:span><text:span text:style-name="T86"> </text:span><text:span text:style-name="T93">tableName</text:span><text:span text:style-name="T86"> </text:span><text:span text:style-name="T95">WHERE</text:span><text:span text:style-name="T86"> </text:span><text:span text:style-name="T100">charindex(</text:span><text:span text:style-name="T86">'s</text:span><text:span text:style-name="T90">omething</text:span><text:span text:style-name="T86">', </text:span><text:span text:style-name="T93">columnName</text:span><text:span text:style-name="T86">)=</text:span><text:span text:style-name="T101">X (position) </text:span></text:p>
        </text:list-header>
      </text:list>
      <text:p text:style-name="P1"><text:span text:style-name="T91"><text:tab/><text:tab/><text:tab/><text:tab/><text:tab/><text:tab/> <text:s/></text:span><text:span text:style-name="T92">Что ищем <text:s text:c="3"/>Где ищем</text:span></text:p>
      <text:p text:style-name="P57"><text:span text:style-name="T81">** Для </text:span><text:span text:style-name="T82">MySQL</text:span><text:span text:style-name="T81">: </text:span><text:span text:style-name="Strong_20_Emphasis"><text:span text:style-name="T99">locate</text:span></text:span><text:span text:style-name="T99">, </text:span><text:span text:style-name="Strong_20_Emphasis"><text:span text:style-name="T99">instr </text:span></text:span><text:span text:style-name="T99">и </text:span><text:span text:style-name="Strong_20_Emphasis"><text:span text:style-name="T99">position</text:span></text:span><text:span text:style-name="T99">.</text:span></text:p>
      <text:p text:style-name="P2"><text:span text:style-name="T84">** </text:span><text:span text:style-name="T96">SELECT</text:span><text:span text:style-name="T84"> columnName </text:span><text:span text:style-name="T103">FROM</text:span><text:span text:style-name="T84"> tableName </text:span><text:span text:style-name="T96">WHERE</text:span><text:span text:style-name="T84"> </text:span><text:span text:style-name="T97">locate</text:span><text:span text:style-name="T98">(</text:span><text:span text:style-name="T84">'s</text:span><text:span text:style-name="T85">omething</text:span><text:span text:style-name="T84">', columnName)=</text:span><text:span text:style-name="T97">X (position) </text:span><text:span text:style-name="T98"><text:s text:c="39"/></text:span></text:p>
      <text:p text:style-name="P41"><text:span text:style-name="T84">** </text:span><text:span text:style-name="T96">SELECT</text:span><text:span text:style-name="T84"> columnName </text:span><text:span text:style-name="T103">FROM</text:span><text:span text:style-name="T84"> tableName </text:span><text:span text:style-name="T96">WHERE</text:span><text:span text:style-name="T84"> </text:span><text:span text:style-name="T97">instr</text:span><text:span text:style-name="T98">(</text:span><text:span text:style-name="T84">columnName, 's</text:span><text:span text:style-name="T85">omething</text:span><text:span text:style-name="T84">')=</text:span><text:span text:style-name="T97">X (position)</text:span></text:p>
      <text:p text:style-name="P41"><text:span text:style-name="T97"><text:tab/><text:tab/><text:tab/><text:tab/><text:tab/><text:tab/><text:tab/><text:tab/> <text:s text:c="10"/></text:span><text:span text:style-name="T106">Где ищем <text:s text:c="6"/>Что ищем </text:span></text:p>
      <text:p text:style-name="P41"><text:span text:style-name="T84">** </text:span><text:span text:style-name="T96">SELECT</text:span><text:span text:style-name="T84"> columnName </text:span><text:span text:style-name="T104">FROM</text:span><text:span text:style-name="T84"> tableName </text:span><text:span text:style-name="T96">WHERE</text:span><text:span text:style-name="T84"> </text:span><text:span text:style-name="T97">position</text:span><text:span text:style-name="T105">(</text:span><text:span text:style-name="T84">'something' </text:span><text:span text:style-name="T85">in columnName</text:span><text:span text:style-name="T84">)=</text:span><text:span text:style-name="T98">X (position)</text:span></text:p>
      <text:p text:style-name="P54"/>
      <text:p text:style-name="P55"><text:span text:style-name="T81">**Для </text:span><text:span text:style-name="T82">PostgreSQ</text:span><text:span text:style-name="T81">L: </text:span><text:span text:style-name="Strong_20_Emphasis"><text:span text:style-name="T99">strpos </text:span></text:span><text:span text:style-name="T99">и </text:span><text:span text:style-name="Strong_20_Emphasis"><text:span text:style-name="T99">position</text:span></text:span><text:span text:style-name="T83">.</text:span></text:p>
      <text:p text:style-name="P56"><text:span text:style-name="T84">** </text:span><text:span text:style-name="T96">SELECT</text:span><text:span text:style-name="T84"> columnName </text:span><text:span text:style-name="T104">FROM</text:span><text:span text:style-name="T84"> tableName </text:span><text:span text:style-name="T96">WHERE</text:span><text:span text:style-name="T84"> </text:span><text:span text:style-name="T97">position</text:span><text:span text:style-name="T85">(</text:span><text:span text:style-name="T84">'something' </text:span><text:span text:style-name="T85">in columnName</text:span><text:span text:style-name="T84">)=</text:span><text:span text:style-name="T98">X (position)</text:span></text:p>
      <text:p text:style-name="P2"><text:span text:style-name="T84">** </text:span><text:span text:style-name="T96">SELECT</text:span><text:span text:style-name="T84"> columnName </text:span><text:span text:style-name="T104">FROM</text:span><text:span text:style-name="T84"> tableName </text:span><text:span text:style-name="T96">WHERE</text:span><text:span text:style-name="T84"> </text:span><text:span text:style-name="T98">s</text:span><text:span text:style-name="T97">trpos</text:span><text:span text:style-name="T98">(</text:span><text:span text:style-name="T84">columnName, 'something')=</text:span><text:span text:style-name="T98">X (position)</text:span></text:p>
      <text:p text:style-name="P11"><text:soft-page-break/>current_timestamp <text:span text:style-name="T1">–</text:span><text:span text:style-name="T28"> </text:span><text:span text:style-name="T46">возврат текущей даты и времени </text:span><text:span text:style-name="T1"><text:s/></text:span><text:span text:style-name="T47">YYYY-MM-DD</text:span></text:p>
      <text:p text:style-name="P4">MS SQL</text:p>
      <text:p text:style-name="P13">getdate() </text:p>
      <text:p text:style-name="P11"><text:span text:style-name="T29">getUTCdate() - UTC </text:span><text:span text:style-name="T30">время</text:span></text:p>
      <text:p text:style-name="P11"><text:span text:style-name="T30">select CAST</text:span><text:span text:style-name="T48">(getdate() as time)</text:span></text:p>
      <text:p text:style-name="P11"><text:span text:style-name="T30">select CAST</text:span><text:span text:style-name="T48">(current_timestamp as date)</text:span></text:p>
      <text:p text:style-name="P11"><text:span text:style-name="T30">select convert</text:span><text:span text:style-name="T48">(Date / </text:span><text:span text:style-name="T47">time</text:span><text:span text:style-name="T48">, getdate())</text:span></text:p>
      <text:p text:style-name="P11"><text:span text:style-name="T29">CONVERT – </text:span><text:span text:style-name="T48">смотри доп материал</text:span></text:p>
      <text:p text:style-name="P4">MySQL</text:p>
      <text:p text:style-name="P13">current_timestamp/() / now() / localtime/() / localtimestamp/() </text:p>
      <text:p text:style-name="P13">utc_timestamp/()</text:p>
      <text:p text:style-name="P13">select CAST<text:span text:style-name="T32">(</text:span>now()<text:span text:style-name="T32"> as date) </text:span></text:p>
      <text:p text:style-name="P13">select convert<text:span text:style-name="T32">(now(), date)</text:span></text:p>
      <text:p text:style-name="P13">select <text:span text:style-name="T32">date(</text:span>now()<text:span text:style-name="T32">)</text:span></text:p>
      <text:p text:style-name="P13">select<text:span text:style-name="T32"> time(</text:span>now()<text:span text:style-name="T32">)</text:span></text:p>
      <text:p text:style-name="P4">PostgreSQL</text:p>
      <text:p text:style-name="P12"><text:span text:style-name="T30">current_timestamp</text:span><text:span text:style-name="T48"> – </text:span><text:span text:style-name="T49">указывает на часовой пояс +</text:span></text:p>
      <text:p text:style-name="P13">now() / localtimestamp</text:p>
      <text:p text:style-name="P12"><text:span text:style-name="T30">localtime</text:span><text:span text:style-name="T48"> —</text:span><text:span text:style-name="T50"> </text:span><text:span text:style-name="T49">отображение ТОЛЬКО времени</text:span></text:p>
      <text:p text:style-name="P13"><text:span text:style-name="T13">s</text:span><text:span text:style-name="T7">elect</text:span><text:span text:style-name="T33"> </text:span><text:span text:style-name="T7">CAST</text:span><text:span text:style-name="T33">(</text:span><text:span text:style-name="T7">now() </text:span><text:span text:style-name="T33">as date) date</text:span></text:p>
      <text:p text:style-name="P13"><text:span text:style-name="T7">select</text:span><text:span text:style-name="T35"> date(</text:span><text:span text:style-name="T7">now()</text:span><text:span text:style-name="T35">) </text:span><text:span text:style-name="T52">- </text:span><text:span text:style-name="T32">time(</text:span>now()<text:span text:style-name="T32">) - </text:span><text:span text:style-name="T35">тут не работает</text:span></text:p>
      <text:p text:style-name="P13"><text:span text:style-name="T7">select</text:span><text:span text:style-name="T33"> </text:span><text:span text:style-name="T7">now()</text:span><text:span text:style-name="T33">::date и </text:span><text:span text:style-name="T7">select</text:span><text:span text:style-name="T33"> </text:span><text:span text:style-name="T7">now()</text:span><text:span text:style-name="T33">::</text:span><text:span text:style-name="T32">time </text:span><text:span text:style-name="T33">- </text:span><text:span text:style-name="T35"><text:s/>соответственно</text:span></text:p>
      <text:p text:style-name="P9"/>
      <text:p text:style-name="P21">Форматирование даты и времени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43"/>
          </table:table-cell>
          <table:table-cell table:style-name="Таблица2.A1" office:value-type="string">
            <text:p text:style-name="P44">MSSQL </text:p>
          </table:table-cell>
          <table:table-cell table:style-name="Таблица2.A1" office:value-type="string">
            <text:p text:style-name="P44">MySQL </text:p>
          </table:table-cell>
          <table:table-cell table:style-name="Таблица2.D1" office:value-type="string">
            <text:p text:style-name="P44">Postgres</text:p>
          </table:table-cell>
        </table:table-row>
        <table:table-row>
          <table:table-cell table:style-name="Таблица2.A1" office:value-type="string">
            <text:p text:style-name="P45">Функция </text:p>
          </table:table-cell>
          <table:table-cell table:style-name="Таблица2.A1" office:value-type="string">
            <text:p text:style-name="P47">FORMAT(var, format_str) </text:p>
          </table:table-cell>
          <table:table-cell table:style-name="Таблица2.A1" office:value-type="string">
            <text:p text:style-name="P47">DATE_FORMAT(var, format_str) </text:p>
          </table:table-cell>
          <table:table-cell table:style-name="Таблица2.A1" office:value-type="string">
            <text:p text:style-name="P48">to_char(var, format_str)</text:p>
          </table:table-cell>
        </table:table-row>
        <table:table-row>
          <table:table-cell table:style-name="Таблица2.A1" office:value-type="string">
            <text:p text:style-name="P45">Год </text:p>
          </table:table-cell>
          <table:table-cell table:style-name="Таблица2.A1" office:value-type="string">
            <text:p text:style-name="P46">yyyy </text:p>
          </table:table-cell>
          <table:table-cell table:style-name="Таблица2.A1" office:value-type="string">
            <text:p text:style-name="P46">%Y </text:p>
          </table:table-cell>
          <table:table-cell table:style-name="Таблица2.A1" office:value-type="string">
            <text:p text:style-name="P46">yyyy</text:p>
          </table:table-cell>
        </table:table-row>
        <table:table-row>
          <table:table-cell table:style-name="Таблица2.A1" office:value-type="string">
            <text:p text:style-name="P45">Месяц </text:p>
          </table:table-cell>
          <table:table-cell table:style-name="Таблица2.A1" office:value-type="string">
            <text:p text:style-name="P46">MM </text:p>
          </table:table-cell>
          <table:table-cell table:style-name="Таблица2.A1" office:value-type="string">
            <text:p text:style-name="P46">%m </text:p>
          </table:table-cell>
          <table:table-cell table:style-name="Таблица2.A1" office:value-type="string">
            <text:p text:style-name="P46">MM</text:p>
          </table:table-cell>
        </table:table-row>
        <table:table-row>
          <table:table-cell table:style-name="Таблица2.A1" office:value-type="string">
            <text:p text:style-name="P45">День </text:p>
          </table:table-cell>
          <table:table-cell table:style-name="Таблица2.A1" office:value-type="string">
            <text:p text:style-name="P46">dd </text:p>
          </table:table-cell>
          <table:table-cell table:style-name="Таблица2.A1" office:value-type="string">
            <text:p text:style-name="P46">%d </text:p>
          </table:table-cell>
          <table:table-cell table:style-name="Таблица2.A1" office:value-type="string">
            <text:p text:style-name="P46">dd</text:p>
          </table:table-cell>
        </table:table-row>
        <table:table-row>
          <table:table-cell table:style-name="Таблица2.A1" office:value-type="string">
            <text:p text:style-name="P45">Час </text:p>
          </table:table-cell>
          <table:table-cell table:style-name="Таблица2.A1" office:value-type="string">
            <text:p text:style-name="P46">hh </text:p>
          </table:table-cell>
          <table:table-cell table:style-name="Таблица2.A1" office:value-type="string">
            <text:p text:style-name="P46">%H </text:p>
          </table:table-cell>
          <table:table-cell table:style-name="Таблица2.A1" office:value-type="string">
            <text:p text:style-name="P46">hh</text:p>
          </table:table-cell>
        </table:table-row>
        <table:table-row>
          <table:table-cell table:style-name="Таблица2.A1" office:value-type="string">
            <text:p text:style-name="P45">Минуты </text:p>
          </table:table-cell>
          <table:table-cell table:style-name="Таблица2.A1" office:value-type="string">
            <text:p text:style-name="P46">mm </text:p>
          </table:table-cell>
          <table:table-cell table:style-name="Таблица2.A1" office:value-type="string">
            <text:p text:style-name="P46">%i </text:p>
          </table:table-cell>
          <table:table-cell table:style-name="Таблица2.A1" office:value-type="string">
            <text:p text:style-name="P46">MI</text:p>
          </table:table-cell>
        </table:table-row>
        <table:table-row>
          <table:table-cell table:style-name="Таблица2.A1" office:value-type="string">
            <text:p text:style-name="P45">Секунды </text:p>
          </table:table-cell>
          <table:table-cell table:style-name="Таблица2.A1" office:value-type="string">
            <text:p text:style-name="P46">ss </text:p>
          </table:table-cell>
          <table:table-cell table:style-name="Таблица2.A1" office:value-type="string">
            <text:p text:style-name="P46">%s </text:p>
          </table:table-cell>
          <table:table-cell table:style-name="Таблица2.A1" office:value-type="string">
            <text:p text:style-name="P46">ss</text:p>
          </table:table-cell>
        </table:table-row>
      </table:table>
      <text:p text:style-name="P53"><draw:frame draw:style-name="fr1" draw:name="Графический объект1" text:anchor-type="paragraph" svg:x="0.203cm" svg:y="0.9cm" svg:width="20.055cm" svg:height="8.431cm" draw:z-index="0"><draw:image xlink:href="Pictures/10000000000005DF00000278B0F423E5.png" xlink:type="simple" xlink:show="embed" xlink:actuate="onLoad"/></draw:frame><text:line-break/><text:soft-page-break/><text:span text:style-name="T107">PostgreSQL</text:span></text:p>
      <text:p text:style-name="P14"><text:span text:style-name="T111">date_part</text:span><text:span text:style-name="T53">('day',current_timestamp) </text:span><text:span text:style-name="T111">as</text:span><text:span text:style-name="T53"> day – </text:span><text:span text:style-name="T37">в таблице чет не верные данные</text:span></text:p>
      <text:p text:style-name="P14"><text:span text:style-name="T112">date_part</text:span><text:span text:style-name="T36">('day',current_timestamp) <text:s/>«day» <text:s/></text:span><text:span text:style-name="T53">- </text:span><text:span text:style-name="T38">или </text:span><text:span text:style-name="T54">AS </text:span><text:span text:style-name="T38">или «» или имена колонок не должны совпадать с частью функции как пример </text:span><text:span text:style-name="T54">days</text:span></text:p>
      <text:p text:style-name="P14"><text:span text:style-name="T53">select current_timestamp datetime_default,<text:line-break/>extract(hour FROM current_timestamp) </text:span><text:span text:style-name="T22">"hour"</text:span><text:span text:style-name="T53">,<text:line-break/>extract(minute FROM current_timestamp) </text:span><text:span text:style-name="T22">as minute</text:span><text:span text:style-name="T53">,<text:line-break/>extract(second FROM current_timestamp) </text:span><text:span text:style-name="T22">seconds</text:span></text:p>
      <text:p text:style-name="P13"/>
      <text:p text:style-name="P6">select * from tableName where columnName_date='date'</text:p>
      <text:p text:style-name="P6">select * from tableName where columnName_time='time'</text:p>
      <text:p text:style-name="P6">select * from tableName where columnName_datetime='datetime'</text:p>
      <text:p text:style-name="P6">select * from tableName where CAST( columnName_datetime as date)='date'</text:p>
      <text:p text:style-name="P6">select * from tableName where CAST( columnName_datetime as time)='time' </text:p>
      <text:p text:style-name="P6"/>
      <text:p text:style-name="P21">Создание/сборка даты и времени</text:p>
      <text:p text:style-name="P5">MS SQL</text:p>
      <text:p text:style-name="P7">select DATEFROMPARTS(year,month,day) as <text:s/>columnName </text:p>
      <text:p text:style-name="P7">select DATETIMEFROMPARTS<text:span text:style-name="T7">(year,month,day,</text:span>hour,minuts,sec,mlsec<text:span text:style-name="T7">)</text:span> as <text:s/>columnName </text:p>
      <text:p text:style-name="P7">select CAST(DATETIMEFROMPARTS<text:span text:style-name="T7">(year,month,day,</text:span>hour,minuts,sec,mlsec<text:span text:style-name="T7">) </text:span>as time) <text:s/><text:span text:style-name="T7">и тд</text:span> </text:p>
      <text:p text:style-name="P7"/>
      <text:p text:style-name="P5">PostgreSQL</text:p>
      <text:p text:style-name="P7">select make_date( year,month,day)</text:p>
      <text:p text:style-name="P7">select make_time<text:span text:style-name="T7">(</text:span>hour,minuts,sec,mlsec<text:span text:style-name="T7">) </text:span></text:p>
      <text:p text:style-name="P7"><text:span text:style-name="T7">select </text:span>make_timestamp<text:span text:style-name="T7">(year,month,day,hour,minuts,sec,mlsec) </text:span></text:p>
      <text:p text:style-name="P8">MySQL</text:p>
      <text:p text:style-name="P7"><text:span text:style-name="T7">select </text:span>date(concat(year,'-',month,'-',day)) </text:p>
      <text:p text:style-name="P7">select * from skill_managers where birth_date=DATEFROMPARTS(1995,1,1)</text:p>
      <text:p text:style-name="P7"/>
      <text:p text:style-name="P21">Изменение даты и времени</text:p>
      <text:p text:style-name="P5">MS SQL</text:p>
      <text:p text:style-name="P7">select current_timestamp, DATE_ADD(minute,1, <text:s/>current_timestamp), <text:span text:style-name="T7">прибавление</text:span></text:p>
      <text:p text:style-name="P7">DATE_ADD(month,-5, <text:s/>current_timestamp) <text:span text:style-name="T7">вычитание</text:span></text:p>
      <text:p text:style-name="P8">MySQL</text:p>
      <text:p text:style-name="P7">select current_timestamp, DATE_ADD(current_timestamp <text:span text:style-name="T69">interval</text:span> 1 minute), <text:span text:style-name="T7">прибавление</text:span></text:p>
      <text:p text:style-name="P7"><text:span text:style-name="T7">DATE_ADD( current_timestamp, </text:span><text:span text:style-name="T69">interval</text:span> -5 month<text:span text:style-name="T7">) вычитание</text:span></text:p>
      <text:p text:style-name="P7">DATE_<text:span text:style-name="T69">SUB</text:span>(current_timestamp <text:span text:style-name="T69">interval</text:span> 1 year) – <text:span text:style-name="T7">вычитание</text:span></text:p>
      <text:p text:style-name="P8">PostgreSQL</text:p>
      <text:p text:style-name="P7"><text:span text:style-name="T7">select current_timestamp, </text:span>current_timestamp + <text:span text:style-name="T69">interval</text:span> '1 minute' - <text:span text:style-name="T7">сложение</text:span></text:p>
      <text:p text:style-name="P7"><text:span text:style-name="T7">select current_timestamp, </text:span>current_timestamp <text:span text:style-name="T7">-</text:span> <text:span text:style-name="T69">interval</text:span> '1 month' <text:span text:style-name="T7">вычитание</text:span></text:p>
      <text:p text:style-name="P10"/>
      <text:p text:style-name="P21">Агреагатные функции <text:span text:style-name="T1">SQL</text:span></text:p>
      <text:p text:style-name="P22">рассчитывают обобщенные показатели которые рассчитывают выборку в целом</text:p>
      <text:p text:style-name="P22"><text:span text:style-name="T1">select </text:span><text:span text:style-name="T129">count</text:span><text:span text:style-name="T55">(*)</text:span><text:span text:style-name="T1"> from </text:span><text:span text:style-name="T55">tableName – </text:span><text:span text:style-name="T32">количество строк в таблице</text:span></text:p>
      <text:p text:style-name="P23"><text:span text:style-name="T128">sum </text:span><text:span text:style-name="T32">– </text:span><text:span text:style-name="T33">сумма в колоне</text:span></text:p>
      <text:p text:style-name="P23"><text:span text:style-name="T128">avg </text:span><text:span text:style-name="T32">– </text:span><text:span text:style-name="T33">среднее число по колонке</text:span></text:p>
      <text:p text:style-name="P23"><text:span text:style-name="T7">select</text:span><text:span text:style-name="T33"> </text:span><text:span text:style-name="T130">sum</text:span><text:span text:style-name="T33">(cnt*price_usd*60.1) </text:span><text:span text:style-name="T7">from</text:span><text:span text:style-name="T33"> skill_orders</text:span></text:p>
      <text:p text:style-name="P23"><text:span text:style-name="T128">min / max —</text:span><text:span text:style-name="T33"> соответственно</text:span></text:p>
      <text:p text:style-name="P23"><text:span text:style-name="T7">selec</text:span><text:span text:style-name="T33">t </text:span><text:span text:style-name="T130">min</text:span><text:span text:style-name="T33">(ordr_date), </text:span><text:span text:style-name="T130">max</text:span><text:span text:style-name="T33">(ordr_date) </text:span><text:span text:style-name="T7">from</text:span><text:span text:style-name="T33"> skill_orders — числа и даты</text:span></text:p>
      <text:p text:style-name="P15">строки сортирует по алфавиту </text:p>
      <text:p text:style-name="P18"><text:span text:style-name="T21">select </text:span>DISTINCT <text:span text:style-name="T32">colunmName</text:span> <text:span text:style-name="T21">from</text:span> <text:span text:style-name="T32">tableName – </text:span><text:span text:style-name="T35">уникальные значения</text:span><text:span text:style-name="T33"> </text:span><text:span text:style-name="T32">columnName</text:span></text:p>
      <text:p text:style-name="P18"><text:span text:style-name="T21">select </text:span>DISTINCT<text:span text:style-name="T32"> colunmName1, colunmName2 </text:span><text:span text:style-name="T21">from</text:span><text:span text:style-name="T32"> tableName - </text:span><text:span text:style-name="T35">уникальные значения</text:span><text:span text:style-name="T33"> </text:span><text:span text:style-name="T32">columnName1</text:span><text:span text:style-name="T33"> и 2</text:span></text:p>
      <text:p text:style-name="P18"><text:span text:style-name="T13">select</text:span><text:span text:style-name="T35"> </text:span><text:span text:style-name="T132">count</text:span><text:span text:style-name="T52">(</text:span><text:span text:style-name="T7">DISTINCT</text:span><text:span text:style-name="T33"> colunmName</text:span><text:span text:style-name="T32">)</text:span><text:span text:style-name="T33"> </text:span><text:span text:style-name="T13">from</text:span><text:span text:style-name="T33"> tableName — </text:span><text:span text:style-name="T35">подсчет количества уникальных значений</text:span></text:p>
      <text:p text:style-name="P18"><text:span text:style-name="T13">select </text:span><text:span text:style-name="T35"><text:s/></text:span><text:span text:style-name="T32">colunmName</text:span><text:span text:style-name="T35">, </text:span><text:span text:style-name="T131">count</text:span><text:span text:style-name="T35">(*) as_count </text:span><text:span text:style-name="T13">from</text:span><text:span text:style-name="T35"> </text:span><text:span text:style-name="T33">tableName</text:span><text:span text:style-name="T35"> </text:span><text:span text:style-name="T13">group by</text:span><text:span text:style-name="T35"> <text:s/></text:span><text:span text:style-name="T32">colunmName</text:span></text:p>
      <text:p text:style-name="P18"><text:span text:style-name="T13">select</text:span><text:span text:style-name="T35"> <text:s/></text:span><text:span text:style-name="T32">colunmName</text:span><text:span text:style-name="T35">, </text:span><text:span text:style-name="T32">olunmName2, </text:span><text:span text:style-name="T131">count</text:span><text:span text:style-name="T35">(*) </text:span><text:span text:style-name="T52">cnt, </text:span><text:span text:style-name="T132">sum</text:span><text:span text:style-name="T52">(</text:span><text:span text:style-name="T32">colunm1</text:span><text:span text:style-name="T52">) </text:span><text:span text:style-name="T32">colunm1</text:span><text:span text:style-name="T52">,</text:span><text:span text:style-name="T132">avg</text:span><text:span text:style-name="T52">(</text:span><text:span text:style-name="T32">colunm2</text:span><text:span text:style-name="T52">) <text:s/></text:span><text:span text:style-name="T32">colunm2</text:span></text:p>
      <text:p text:style-name="P18"><text:soft-page-break/><text:span text:style-name="T35"><text:tab/> </text:span><text:span text:style-name="T13">from</text:span><text:span text:style-name="T35"> </text:span><text:span text:style-name="T33">tableName</text:span><text:span text:style-name="T35"> </text:span><text:span text:style-name="T13">group by</text:span><text:span text:style-name="T35"> </text:span><text:span text:style-name="T32">colunmName, </text:span><text:span text:style-name="T33">с</text:span><text:span text:style-name="T32">olunmName2</text:span></text:p>
      <text:p text:style-name="P18"><text:span text:style-name="T21">select</text:span><text:span text:style-name="T52"> </text:span><text:span text:style-name="T32">colunmName, </text:span><text:span text:style-name="T132">count</text:span><text:span text:style-name="T52">(*) </text:span><text:span text:style-name="T21">from</text:span><text:span text:style-name="T32"> </text:span><text:span text:style-name="T33">tableName</text:span><text:span text:style-name="T133"> </text:span><text:span text:style-name="T21">group by</text:span><text:span text:style-name="T52"> </text:span><text:span text:style-name="T32">colunmName<text:line-break/> <text:s text:c="7"/></text:span><text:span text:style-name="T52"><text:s text:c="4"/></text:span><text:span text:style-name="T21">having</text:span><text:span text:style-name="T52"> </text:span><text:span text:style-name="T132">count</text:span><text:span text:style-name="T52">(*)&gt;=35 </text:span><text:span text:style-name="T32"><text:line-break/><text:tab/></text:span><text:span text:style-name="T21">group by</text:span><text:span text:style-name="T32">-&gt;</text:span><text:span text:style-name="T52"> </text:span><text:span text:style-name="T21">having -&gt; order by</text:span></text:p>
      <text:p text:style-name="P16"/>
      <text:p text:style-name="P15"/>
      <text:p text:style-name="P21"/>
      <text:p text:style-name="P21">Объединение <text:s/>запросов <text:span text:style-name="T1">UNION </text:span></text:p>
      <text:p text:style-name="P23">union – <text:span text:style-name="T33">без повторов / </text:span>union all <text:s/><text:span text:style-name="T7">- </text:span><text:span text:style-name="T33">Все строки без исключения</text:span></text:p>
      <text:p text:style-name="P23"><text:span text:style-name="T123">select</text:span><text:span text:style-name="T33"> * </text:span><text:span text:style-name="T123">from</text:span><text:span text:style-name="T33"> city_customers </text:span><text:span text:style-name="T123">union all select</text:span><text:span text:style-name="T33"> * </text:span><text:span text:style-name="T123">from</text:span><text:span text:style-name="T33"> city_suppliers</text:span></text:p>
      <text:p text:style-name="P16">INTERSECT – <text:span text:style-name="T33">пересечение таблиц ( выводит повторяющиеся строки)</text:span></text:p>
      <text:p text:style-name="P23"><text:span text:style-name="T123">select</text:span><text:span text:style-name="T33"> * </text:span><text:span text:style-name="T123">from</text:span><text:span text:style-name="T33"> city_customers </text:span><text:span text:style-name="T123">i</text:span><text:span text:style-name="T115">ntersect</text:span><text:span text:style-name="T123"> select</text:span><text:span text:style-name="T33"> * </text:span><text:span text:style-name="T123">from</text:span><text:span text:style-name="T33"> city_suppliers</text:span></text:p>
      <text:p text:style-name="P16">except<text:span text:style-name="T32"> – </text:span><text:span text:style-name="T33">исключение — выводит только строки первой таблицы не попавшие во вторую (важен порядок таблиц) </text:span></text:p>
      <text:p text:style-name="P23"><text:span text:style-name="T123">select</text:span><text:span text:style-name="T33"> * </text:span><text:span text:style-name="T123">from</text:span><text:span text:style-name="T33"> city_customers </text:span><text:span text:style-name="T115">except</text:span><text:span text:style-name="T123"> select</text:span><text:span text:style-name="T33"> * </text:span><text:span text:style-name="T123">from</text:span><text:span text:style-name="T33"> city_suppliers</text:span></text:p>
      <text:p text:style-name="P20">Объединение <text:s/>запросов <text:span text:style-name="T1">CROSS JOIN</text:span></text:p>
      <text:p text:style-name="P15">Каждое с каждым</text:p>
      <text:p text:style-name="P19"><text:span text:style-name="T1">select </text:span><text:span text:style-name="T55">*</text:span><text:span text:style-name="T1"> from </text:span><text:span text:style-name="T44">tableName1</text:span><text:span text:style-name="T1"> </text:span><text:span text:style-name="T77">cross join</text:span><text:span text:style-name="T135"> </text:span><text:span text:style-name="T44">tableName2 = </text:span><text:span text:style-name="T1">select </text:span><text:span text:style-name="T55">*</text:span><text:span text:style-name="T1"> from </text:span><text:span text:style-name="T44">tableName1,</text:span><text:span text:style-name="T135"> </text:span><text:span text:style-name="T44">tableName2 </text:span></text:p>
      <text:p text:style-name="P17"><text:s/><text:span text:style-name="T113">Объединение <text:s/>запросов </text:span><text:span text:style-name="T114">JOIN</text:span></text:p>
      <text:p text:style-name="P16">select <text:span text:style-name="T32">*</text:span> from <text:span text:style-name="T34">tableName1</text:span> <text:span text:style-name="T76">inner join</text:span><text:span text:style-name="T134"> </text:span><text:span text:style-name="T34">tableName2 </text:span><text:span text:style-name="T136">on</text:span><text:span text:style-name="T44"> <text:s/></text:span><text:span text:style-name="T79">join_condition </text:span><text:span text:style-name="T76">inner join</text:span><text:span text:style-name="T134"> </text:span><text:span text:style-name="T34">tableName3 </text:span><text:span text:style-name="T136">on</text:span><text:span text:style-name="T44"> <text:s/></text:span><text:span text:style-name="T79">join_condition</text:span><text:line-break/>select <text:span text:style-name="T32">*</text:span> from <text:span text:style-name="T34">tableName1 </text:span><text:span text:style-name="T76">join</text:span><text:span text:style-name="T134"> </text:span><text:span text:style-name="T34">tableName2 </text:span><text:span text:style-name="T136">on</text:span><text:span text:style-name="T44"> <text:s/></text:span><text:span text:style-name="T79">join_condition</text:span><text:span text:style-name="T20"> where </text:span></text:p>
      <text:p text:style-name="P15">*<text:span text:style-name="T124">select</text:span> name,city, gender <text:span text:style-name="T124">from</text:span> city_customers_suppliers t1 <text:line-break/>*<text:span text:style-name="T79">join</text:span> skill_customers_suppliers t2<text:line-break/>*<text:span text:style-name="T79">on</text:span> t1.city_id=t2.city_id <text:span text:style-name="T79">join</text:span> gender t3 <text:span text:style-name="T79">on</text:span> t2.gender_id=t3.gender_id <text:line-break/>*<text:span text:style-name="T124">where</text:span> city <text:span text:style-name="T115">like</text:span>'K%' and gender='M';</text:p>
      <text:p text:style-name="P15">* пример</text:p>
      <text:p text:style-name="P3"><text:span text:style-name="T108">В таблице со сделками </text:span><text:span text:style-name="Strong_20_Emphasis"><text:span text:style-name="T109">skill_deals</text:span></text:span><text:span text:style-name="T108"> есть идентификаторы:</text:span><text:span text:style-name="Strong_20_Emphasis"><text:span text:style-name="T31">customer_id</text:span></text:span><text:span text:style-name="T25"> — идентификатор покупателя; </text:span><text:span text:style-name="Strong_20_Emphasis"><text:span text:style-name="T31">supplier_id</text:span></text:span><text:span text:style-name="T25"> — идентификатор продавца.</text:span></text:p>
      <text:p text:style-name="P42"><text:span text:style-name="T45">Свяжите с помощью INNER JOIN оба идентификатора с таблицей </text:span><text:span text:style-name="Strong_20_Emphasis"><text:span text:style-name="T51">skill_customers_suppliers</text:span></text:span><text:span text:style-name="T45">, которая является справочником продавцов и покупателей одновременно (поле-идентификатор </text:span><text:span text:style-name="Strong_20_Emphasis"><text:span text:style-name="T51">customers_suppliers_id</text:span></text:span><text:span text:style-name="T45">).</text:span></text:p>
      <text:p text:style-name="P42"><text:span text:style-name="T45">-</text:span><text:span text:style-name="T125">-2 раза присоеденяю к первой таблице вторую, сначала <text:s/></text:span><text:span text:style-name="Strong_20_Emphasis"><text:span text:style-name="T126">customer_id, </text:span></text:span><text:span text:style-name="Strong_20_Emphasis"><text:span text:style-name="T127">потом <text:s/></text:span></text:span><text:span text:style-name="Strong_20_Emphasis"><text:span text:style-name="T126">supplier_id</text:span></text:span></text:p>
      <text:p text:style-name="P15">*<text:span text:style-name="T124">select </text:span>t1.dt, t2.name customer_name, t3.name supplier_name<text:line-break/>*<text:span text:style-name="T124">from</text:span> skill_deals t1 <text:span text:style-name="T79">join</text:span> skill_customers_suppliers t2<text:line-break/>*<text:span text:style-name="T79">on</text:span><text:span text:style-name="T124"> </text:span>t1.customer_id=t2.customers_suppliers_id<text:line-break/>*<text:span text:style-name="T79">join</text:span> skill_customers_suppliers t3<text:line-break/>*<text:span text:style-name="T79">on</text:span> t1.supplier_id=t3.customers_suppliers_id</text:p>
      <text:p text:style-name="P17"><text:span text:style-name="T113"><text:s/></text:span><text:span text:style-name="T114">LEFT RIGHT JOIN</text:span></text:p>
      <text:p text:style-name="P18">LEFT <text:span text:style-name="T33">и</text:span> RIGHT JOIN – <text:span text:style-name="T35">выполняют присоединение таблицы оставляя все колонки слева или с права соответственно </text:span></text:p>
      <text:p text:style-name="P18">FULL JOIN - <text:s/><text:span text:style-name="T35">выполняет присоединение таблиц так что в результат входя все строки из обеих таблиц в том числе и не нашедшие пары </text:span></text:p>
      <text:p text:style-name="P15">в <text:span text:style-name="T6">MySQL</text:span><text:span text:style-name="T1"> </text:span>нет <text:span text:style-name="T1">FULL JOIN – </text:span>обходить с помощью <text:span text:style-name="T1">UNION </text:span>запросов <text:span text:style-name="T1">Left </text:span>и <text:span text:style-name="T1">Right</text:span></text:p>
      <text:p text:style-name="P59"><text:span text:style-name="T124">where</text:span> <text:s/><text:span text:style-name="T80">not</text:span> <text:span text:style-name="T7">t1.customer_id </text:span><text:span text:style-name="T80">is</text:span> <text:span text:style-name="T80">nul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03cm" fo:margin-bottom="0.702cm" fo:margin-left="0.556cm" fo:margin-right="0.3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2$Win32 OpenOffice.org_project/4112m1$Build-9809</meta:generator>
    <dc:date>2022-08-10T19:58:19.98</dc:date>
    <meta:editing-duration>P3DT4H24M17S</meta:editing-duration>
    <meta:editing-cycles>110</meta:editing-cycles>
    <meta:document-statistic meta:table-count="1" meta:image-count="1" meta:object-count="0" meta:page-count="5" meta:paragraph-count="221" meta:word-count="1538" meta:character-count="11533"/>
  </office:meta>
</office:document-meta>
</file>